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2898in" svg:height="7.8535in" svg:x="6.6665in" svg:y="0.3972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51593" calcext:value-type="float">
            <text:p>349.51593</text:p>
          </table:table-cell>
          <table:table-cell office:value-type="float" office:value="6999" calcext:value-type="float">
            <text:p>6999</text:p>
          </table:table-cell>
          <table:table-cell office:value-type="float" office:value="349.247711" calcext:value-type="float">
            <text:p>349.247711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style-name="ce1" office:value-type="string" calcext:value-type="string">
            <text:p>Milliseconds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070435" calcext:value-type="float">
            <text:p>349.070435</text:p>
          </table:table-cell>
          <table:table-cell office:value-type="float" office:value="7022" calcext:value-type="float">
            <text:p>7022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2]-[.C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445495000000051" calcext:value-type="float">
            <text:p>0.445495000000051</text:p>
          </table:table-cell>
          <table:table-cell office:value-type="float" office:value="7045" calcext:value-type="float">
            <text:p>7045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3]-[.C2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877258" calcext:value-type="float">
            <text:p>349.877258</text:p>
          </table:table-cell>
          <table:table-cell office:value-type="float" office:value="7068" calcext:value-type="float">
            <text:p>706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4]-[.C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490906" calcext:value-type="float">
            <text:p>348.490906</text:p>
          </table:table-cell>
          <table:table-cell office:value-type="float" office:value="7091" calcext:value-type="float">
            <text:p>7091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5]-[.C4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1.38635199999999" calcext:value-type="float">
            <text:p>1.38635199999999</text:p>
          </table:table-cell>
          <table:table-cell office:value-type="float" office:value="7113" calcext:value-type="float">
            <text:p>7113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6]-[.C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136" calcext:value-type="float">
            <text:p>7136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]-[.C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2" calcext:value-type="float">
            <text:p>2</text:p>
          </table:table-cell>
          <table:table-cell office:value-type="float" office:value="7159" calcext:value-type="float">
            <text:p>7159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8]-[.C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182" calcext:value-type="float">
            <text:p>7182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07" calcext:value-type="float">
            <text:p>12.31207</text:p>
          </table:table-cell>
          <table:table-cell table:formula="of:=[.C9]-[.C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04" calcext:value-type="float">
            <text:p>7204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10]-[.C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227" calcext:value-type="float">
            <text:p>7227</text:p>
          </table:table-cell>
          <table:table-cell office:value-type="float" office:value="349.255005" calcext:value-type="float">
            <text:p>349.25500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1]-[.C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50" calcext:value-type="float">
            <text:p>7250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12]-[.C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73" calcext:value-type="float">
            <text:p>7273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13]-[.C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295" calcext:value-type="float">
            <text:p>7295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14]-[.C1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5]-[.C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341" calcext:value-type="float">
            <text:p>7341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6]-[.C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364" calcext:value-type="float">
            <text:p>7364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7]-[.C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386" calcext:value-type="float">
            <text:p>7386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18]-[.C1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409" calcext:value-type="float">
            <text:p>7409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19]-[.C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432" calcext:value-type="float">
            <text:p>7432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20]-[.C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455" calcext:value-type="float">
            <text:p>7455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21]-[.C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478" calcext:value-type="float">
            <text:p>747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2]-[.C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23]-[.C2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523" calcext:value-type="float">
            <text:p>7523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24]-[.C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46" calcext:value-type="float">
            <text:p>7546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25]-[.C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69" calcext:value-type="float">
            <text:p>7569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26]-[.C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91" calcext:value-type="float">
            <text:p>7591</text:p>
          </table:table-cell>
          <table:table-cell office:value-type="float" office:value="349.274567" calcext:value-type="float">
            <text:p>349.27456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7]-[.C2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614" calcext:value-type="float">
            <text:p>7614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28]-[.C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637" calcext:value-type="float">
            <text:p>7637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29]-[.C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660" calcext:value-type="float">
            <text:p>7660</text:p>
          </table:table-cell>
          <table:table-cell office:value-type="float" office:value="349.177307" calcext:value-type="float">
            <text:p>349.17730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0]-[.C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682" calcext:value-type="float">
            <text:p>7682</text:p>
          </table:table-cell>
          <table:table-cell office:value-type="float" office:value="349.22821" calcext:value-type="float">
            <text:p>349.2282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31]-[.C3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705" calcext:value-type="float">
            <text:p>7705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32]-[.C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728" calcext:value-type="float">
            <text:p>7728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33]-[.C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751" calcext:value-type="float">
            <text:p>775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34]-[.C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773" calcext:value-type="float">
            <text:p>7773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5]-[.C3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796" calcext:value-type="float">
            <text:p>7796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36]-[.C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37]-[.C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42" calcext:value-type="float">
            <text:p>7842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8]-[.C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65" calcext:value-type="float">
            <text:p>7865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39]-[.C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887" calcext:value-type="float">
            <text:p>7887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40]-[.C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1]-[.C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933" calcext:value-type="float">
            <text:p>7933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42]-[.C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956" calcext:value-type="float">
            <text:p>7956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3]-[.C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978" calcext:value-type="float">
            <text:p>7978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44]-[.C43]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001" calcext:value-type="float">
            <text:p>8001</text:p>
          </table:table-cell>
          <table:table-cell office:value-type="float" office:value="349.284515" calcext:value-type="float">
            <text:p>349.28451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5]-[.C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024" calcext:value-type="float">
            <text:p>8024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6]-[.C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047" calcext:value-type="float">
            <text:p>8047</text:p>
          </table:table-cell>
          <table:table-cell office:value-type="float" office:value="349.314056" calcext:value-type="float">
            <text:p>349.31405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47]-[.C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069" calcext:value-type="float">
            <text:p>8069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48]-[.C4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092" calcext:value-type="float">
            <text:p>8092</text:p>
          </table:table-cell>
          <table:table-cell office:value-type="float" office:value="349.228607" calcext:value-type="float">
            <text:p>349.228607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49]-[.C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50]-[.C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51]-[.C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61" calcext:value-type="float">
            <text:p>8161</text:p>
          </table:table-cell>
          <table:table-cell office:value-type="float" office:value="349.254059" calcext:value-type="float">
            <text:p>349.25405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52]-[.C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183" calcext:value-type="float">
            <text:p>8183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53]-[.C5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206" calcext:value-type="float">
            <text:p>8206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4]-[.C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229" calcext:value-type="float">
            <text:p>8229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5]-[.C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252" calcext:value-type="float">
            <text:p>8252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287" calcext:value-type="float">
            <text:p>12.31287</text:p>
          </table:table-cell>
          <table:table-cell table:formula="of:=[.C56]-[.C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274" calcext:value-type="float">
            <text:p>8274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7]-[.C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297" calcext:value-type="float">
            <text:p>8297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8]-[.C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320" calcext:value-type="float">
            <text:p>8320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9]-[.C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343" calcext:value-type="float">
            <text:p>8343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60]-[.C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365" calcext:value-type="float">
            <text:p>8365</text:p>
          </table:table-cell>
          <table:table-cell office:value-type="float" office:value="349.245422" calcext:value-type="float">
            <text:p>349.245422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61]-[.C6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388" calcext:value-type="float">
            <text:p>8388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62]-[.C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411" calcext:value-type="float">
            <text:p>841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3]-[.C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434" calcext:value-type="float">
            <text:p>8434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4]-[.C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456" calcext:value-type="float">
            <text:p>8456</text:p>
          </table:table-cell>
          <table:table-cell office:value-type="float" office:value="349.233215" calcext:value-type="float">
            <text:p>349.23321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5]-[.C6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479" calcext:value-type="float">
            <text:p>8479</text:p>
          </table:table-cell>
          <table:table-cell office:value-type="float" office:value="349.278198" calcext:value-type="float">
            <text:p>349.27819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6]-[.C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02" calcext:value-type="float">
            <text:p>8502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7]-[.C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25" calcext:value-type="float">
            <text:p>8525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68]-[.C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48" calcext:value-type="float">
            <text:p>854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9]-[.C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570" calcext:value-type="float">
            <text:p>8570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70]-[.C6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1]-[.C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616" calcext:value-type="float">
            <text:p>8616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2]-[.C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639" calcext:value-type="float">
            <text:p>8639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73]-[.C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661" calcext:value-type="float">
            <text:p>8661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3147" calcext:value-type="float">
            <text:p>12.33147</text:p>
          </table:table-cell>
          <table:table-cell table:formula="of:=[.C74]-[.C7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684" calcext:value-type="float">
            <text:p>8684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5]-[.C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07" calcext:value-type="float">
            <text:p>8707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76]-[.C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30" calcext:value-type="float">
            <text:p>8730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77]-[.C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52" calcext:value-type="float">
            <text:p>8752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8]-[.C7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775" calcext:value-type="float">
            <text:p>8775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79]-[.C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798" calcext:value-type="float">
            <text:p>8798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0]-[.C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821" calcext:value-type="float">
            <text:p>8821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1]-[.C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844" calcext:value-type="float">
            <text:p>8844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82]-[.C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866" calcext:value-type="float">
            <text:p>886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3]-[.C8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889" calcext:value-type="float">
            <text:p>8889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84]-[.C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912" calcext:value-type="float">
            <text:p>8912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5]-[.C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935" calcext:value-type="float">
            <text:p>8935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86]-[.C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957" calcext:value-type="float">
            <text:p>8957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7]-[.C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88]-[.C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03" calcext:value-type="float">
            <text:p>9003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89]-[.C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26" calcext:value-type="float">
            <text:p>9026</text:p>
          </table:table-cell>
          <table:table-cell office:value-type="float" office:value="349.43866" calcext:value-type="float">
            <text:p>349.4386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90]-[.C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48" calcext:value-type="float">
            <text:p>9048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1]-[.C9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071" calcext:value-type="float">
            <text:p>907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2]-[.C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094" calcext:value-type="float">
            <text:p>9094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3]-[.C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117" calcext:value-type="float">
            <text:p>9117</text:p>
          </table:table-cell>
          <table:table-cell office:value-type="float" office:value="349.347748" calcext:value-type="float">
            <text:p>349.34774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4]-[.C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140" calcext:value-type="float">
            <text:p>9140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95]-[.C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162" calcext:value-type="float">
            <text:p>9162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96]-[.C9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185" calcext:value-type="float">
            <text:p>9185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97]-[.C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08" calcext:value-type="float">
            <text:p>9208</text:p>
          </table:table-cell>
          <table:table-cell office:value-type="float" office:value="349.381348" calcext:value-type="float">
            <text:p>349.38134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8]-[.C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31" calcext:value-type="float">
            <text:p>9231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99]-[.C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53" calcext:value-type="float">
            <text:p>925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100]-[.C9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276" calcext:value-type="float">
            <text:p>9276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101]-[.C1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299" calcext:value-type="float">
            <text:p>929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02]-[.C1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322" calcext:value-type="float">
            <text:p>932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1909" calcext:value-type="float">
            <text:p>12.311909</text:p>
          </table:table-cell>
          <table:table-cell table:formula="of:=[.C103]-[.C1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344" calcext:value-type="float">
            <text:p>9344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104]-[.C1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367" calcext:value-type="float">
            <text:p>9367</text:p>
          </table:table-cell>
          <table:table-cell office:value-type="float" office:value="349.179108" calcext:value-type="float">
            <text:p>349.17910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05]-[.C1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390" calcext:value-type="float">
            <text:p>9390</text:p>
          </table:table-cell>
          <table:table-cell office:value-type="float" office:value="349.244995" calcext:value-type="float">
            <text:p>349.24499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106]-[.C1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413" calcext:value-type="float">
            <text:p>9413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107]-[.C1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435" calcext:value-type="float">
            <text:p>9435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108]-[.C10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458" calcext:value-type="float">
            <text:p>9458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109]-[.C1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481" calcext:value-type="float">
            <text:p>9481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110]-[.C1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04" calcext:value-type="float">
            <text:p>9504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11]-[.C1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27" calcext:value-type="float">
            <text:p>9527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112]-[.C1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49" calcext:value-type="float">
            <text:p>9549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113]-[.C11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572" calcext:value-type="float">
            <text:p>9572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0866" calcext:value-type="float">
            <text:p>12.310866</text:p>
          </table:table-cell>
          <table:table-cell table:formula="of:=[.C114]-[.C1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595" calcext:value-type="float">
            <text:p>9595</text:p>
          </table:table-cell>
          <table:table-cell office:value-type="float" office:value="349.13501" calcext:value-type="float">
            <text:p>349.13501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115]-[.C1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618" calcext:value-type="float">
            <text:p>9618</text:p>
          </table:table-cell>
          <table:table-cell office:value-type="float" office:value="349.147278" calcext:value-type="float">
            <text:p>349.14727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16]-[.C1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640" calcext:value-type="float">
            <text:p>9640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17]-[.C11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663" calcext:value-type="float">
            <text:p>9663</text:p>
          </table:table-cell>
          <table:table-cell office:value-type="float" office:value="349.210876" calcext:value-type="float">
            <text:p>349.21087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18]-[.C1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686" calcext:value-type="float">
            <text:p>9686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119]-[.C1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709" calcext:value-type="float">
            <text:p>9709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20]-[.C1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731" calcext:value-type="float">
            <text:p>9731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21]-[.C12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754" calcext:value-type="float">
            <text:p>9754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22]-[.C1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777" calcext:value-type="float">
            <text:p>9777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23]-[.C1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00" calcext:value-type="float">
            <text:p>9800</text:p>
          </table:table-cell>
          <table:table-cell office:value-type="float" office:value="349.278198" calcext:value-type="float">
            <text:p>349.27819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124]-[.C1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23" calcext:value-type="float">
            <text:p>9823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25]-[.C1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45" calcext:value-type="float">
            <text:p>9845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595459" calcext:value-type="float">
            <text:p>349.595459</text:p>
          </table:table-cell>
          <table:table-cell office:value-type="float" office:value="12.33163" calcext:value-type="float">
            <text:p>12.33163</text:p>
          </table:table-cell>
          <table:table-cell table:formula="of:=[.C126]-[.C12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868" calcext:value-type="float">
            <text:p>9868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27]-[.C1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891" calcext:value-type="float">
            <text:p>9891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28]-[.C1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914" calcext:value-type="float">
            <text:p>9914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29]-[.C1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936" calcext:value-type="float">
            <text:p>9936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1749" calcext:value-type="float">
            <text:p>12.311749</text:p>
          </table:table-cell>
          <table:table-cell table:formula="of:=[.C130]-[.C12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9959" calcext:value-type="float">
            <text:p>9959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131]-[.C1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982" calcext:value-type="float">
            <text:p>9982</text:p>
          </table:table-cell>
          <table:table-cell office:value-type="float" office:value="349.158203" calcext:value-type="float">
            <text:p>349.15820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132]-[.C1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05" calcext:value-type="float">
            <text:p>10005</text:p>
          </table:table-cell>
          <table:table-cell office:value-type="float" office:value="349.165466" calcext:value-type="float">
            <text:p>349.16546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33]-[.C1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27" calcext:value-type="float">
            <text:p>10027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34]-[.C13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050" calcext:value-type="float">
            <text:p>10050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35]-[.C1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73" calcext:value-type="float">
            <text:p>1007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136]-[.C1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096" calcext:value-type="float">
            <text:p>10096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137]-[.C1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118" calcext:value-type="float">
            <text:p>1011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138]-[.C13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141" calcext:value-type="float">
            <text:p>10141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139]-[.C1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164" calcext:value-type="float">
            <text:p>10164</text:p>
          </table:table-cell>
          <table:table-cell office:value-type="float" office:value="349.403168" calcext:value-type="float">
            <text:p>349.40316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40]-[.C1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187" calcext:value-type="float">
            <text:p>10187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41]-[.C1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210" calcext:value-type="float">
            <text:p>10210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42]-[.C1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232" calcext:value-type="float">
            <text:p>10232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143]-[.C14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255" calcext:value-type="float">
            <text:p>10255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44]-[.C1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278" calcext:value-type="float">
            <text:p>10278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145]-[.C1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01" calcext:value-type="float">
            <text:p>10301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46]-[.C1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23" calcext:value-type="float">
            <text:p>10323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147]-[.C14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346" calcext:value-type="float">
            <text:p>1034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48]-[.C1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69" calcext:value-type="float">
            <text:p>10369</text:p>
          </table:table-cell>
          <table:table-cell office:value-type="float" office:value="349.248657" calcext:value-type="float">
            <text:p>349.24865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149]-[.C1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392" calcext:value-type="float">
            <text:p>10392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50]-[.C1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414" calcext:value-type="float">
            <text:p>10414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151]-[.C15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437" calcext:value-type="float">
            <text:p>10437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152]-[.C1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460" calcext:value-type="float">
            <text:p>10460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153]-[.C1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483" calcext:value-type="float">
            <text:p>10483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154]-[.C1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06" calcext:value-type="float">
            <text:p>10506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155]-[.C1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28" calcext:value-type="float">
            <text:p>10528</text:p>
          </table:table-cell>
          <table:table-cell office:value-type="float" office:value="349.310486" calcext:value-type="float">
            <text:p>349.31048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56]-[.C15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551" calcext:value-type="float">
            <text:p>10551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157]-[.C1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74" calcext:value-type="float">
            <text:p>10574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58]-[.C1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597" calcext:value-type="float">
            <text:p>10597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59]-[.C1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619" calcext:value-type="float">
            <text:p>10619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160]-[.C15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642" calcext:value-type="float">
            <text:p>10642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161]-[.C1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665" calcext:value-type="float">
            <text:p>10665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162]-[.C1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688" calcext:value-type="float">
            <text:p>10688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163]-[.C1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164]-[.C1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733" calcext:value-type="float">
            <text:p>10733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65]-[.C1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756" calcext:value-type="float">
            <text:p>10756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166]-[.C1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779" calcext:value-type="float">
            <text:p>1077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67]-[.C1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01" calcext:value-type="float">
            <text:p>10801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09504" calcext:value-type="float">
            <text:p>12.309504</text:p>
          </table:table-cell>
          <table:table-cell table:formula="of:=[.C168]-[.C16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824" calcext:value-type="float">
            <text:p>10824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169]-[.C1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47" calcext:value-type="float">
            <text:p>10847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170]-[.C1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70" calcext:value-type="float">
            <text:p>10870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171]-[.C1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893" calcext:value-type="float">
            <text:p>10893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172]-[.C1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915" calcext:value-type="float">
            <text:p>10915</text:p>
          </table:table-cell>
          <table:table-cell office:value-type="float" office:value="349.481384" calcext:value-type="float">
            <text:p>349.481384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173]-[.C17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938" calcext:value-type="float">
            <text:p>10938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74]-[.C1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961" calcext:value-type="float">
            <text:p>10961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175]-[.C1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984" calcext:value-type="float">
            <text:p>10984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176]-[.C1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06" calcext:value-type="float">
            <text:p>11006</text:p>
          </table:table-cell>
          <table:table-cell office:value-type="float" office:value="349.421387" calcext:value-type="float">
            <text:p>349.421387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177]-[.C17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029" calcext:value-type="float">
            <text:p>11029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78]-[.C1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52" calcext:value-type="float">
            <text:p>11052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179]-[.C1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75" calcext:value-type="float">
            <text:p>11075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180]-[.C1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097" calcext:value-type="float">
            <text:p>11097</text:p>
          </table:table-cell>
          <table:table-cell office:value-type="float" office:value="349.471832" calcext:value-type="float">
            <text:p>349.471832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181]-[.C1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120" calcext:value-type="float">
            <text:p>11120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82]-[.C1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143" calcext:value-type="float">
            <text:p>11143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183]-[.C1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166" calcext:value-type="float">
            <text:p>11166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84]-[.C1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189" calcext:value-type="float">
            <text:p>11189</text:p>
          </table:table-cell>
          <table:table-cell office:value-type="float" office:value="349.389069" calcext:value-type="float">
            <text:p>349.38906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85]-[.C1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211" calcext:value-type="float">
            <text:p>11211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186]-[.C18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234" calcext:value-type="float">
            <text:p>11234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87]-[.C1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257" calcext:value-type="float">
            <text:p>11257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88]-[.C1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280" calcext:value-type="float">
            <text:p>11280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189]-[.C1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02" calcext:value-type="float">
            <text:p>11302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190]-[.C18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325" calcext:value-type="float">
            <text:p>11325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91]-[.C1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48" calcext:value-type="float">
            <text:p>11348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92]-[.C1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71" calcext:value-type="float">
            <text:p>11371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193]-[.C1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393" calcext:value-type="float">
            <text:p>11393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194]-[.C19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416" calcext:value-type="float">
            <text:p>1141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95]-[.C1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439" calcext:value-type="float">
            <text:p>11439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96]-[.C1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462" calcext:value-type="float">
            <text:p>11462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97]-[.C1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484" calcext:value-type="float">
            <text:p>11484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98]-[.C19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507" calcext:value-type="float">
            <text:p>11507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199]-[.C1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30" calcext:value-type="float">
            <text:p>11530</text:p>
          </table:table-cell>
          <table:table-cell office:value-type="float" office:value="349.420929" calcext:value-type="float">
            <text:p>349.42092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00]-[.C1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53" calcext:value-type="float">
            <text:p>11553</text:p>
          </table:table-cell>
          <table:table-cell office:value-type="float" office:value="349.438202" calcext:value-type="float">
            <text:p>349.438202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201]-[.C2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76" calcext:value-type="float">
            <text:p>11576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202]-[.C2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598" calcext:value-type="float">
            <text:p>11598</text:p>
          </table:table-cell>
          <table:table-cell office:value-type="float" office:value="349.503632" calcext:value-type="float">
            <text:p>349.503632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28" calcext:value-type="float">
            <text:p>12.331228</text:p>
          </table:table-cell>
          <table:table-cell table:formula="of:=[.C203]-[.C20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621" calcext:value-type="float">
            <text:p>11621</text:p>
          </table:table-cell>
          <table:table-cell office:value-type="float" office:value="349.459991" calcext:value-type="float">
            <text:p>349.45999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04]-[.C2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644" calcext:value-type="float">
            <text:p>11644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205]-[.C2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667" calcext:value-type="float">
            <text:p>11667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206]-[.C2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689" calcext:value-type="float">
            <text:p>11689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207]-[.C20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712" calcext:value-type="float">
            <text:p>11712</text:p>
          </table:table-cell>
          <table:table-cell office:value-type="float" office:value="349.281342" calcext:value-type="float">
            <text:p>349.28134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08]-[.C2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735" calcext:value-type="float">
            <text:p>1173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209]-[.C2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758" calcext:value-type="float">
            <text:p>11758</text:p>
          </table:table-cell>
          <table:table-cell office:value-type="float" office:value="349.352234" calcext:value-type="float">
            <text:p>349.35223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10]-[.C2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780" calcext:value-type="float">
            <text:p>11780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11]-[.C21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803" calcext:value-type="float">
            <text:p>1180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212]-[.C2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826" calcext:value-type="float">
            <text:p>11826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13]-[.C2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849" calcext:value-type="float">
            <text:p>1184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214]-[.C2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871" calcext:value-type="float">
            <text:p>11871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215]-[.C21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1894" calcext:value-type="float">
            <text:p>11894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216]-[.C2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17" calcext:value-type="float">
            <text:p>11917</text:p>
          </table:table-cell>
          <table:table-cell office:value-type="float" office:value="349.263672" calcext:value-type="float">
            <text:p>349.263672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217]-[.C2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40" calcext:value-type="float">
            <text:p>11940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18]-[.C2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63" calcext:value-type="float">
            <text:p>11963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19]-[.C2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985" calcext:value-type="float">
            <text:p>11985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20]-[.C21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008" calcext:value-type="float">
            <text:p>12008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221]-[.C2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031" calcext:value-type="float">
            <text:p>12031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222]-[.C2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054" calcext:value-type="float">
            <text:p>12054</text:p>
          </table:table-cell>
          <table:table-cell office:value-type="float" office:value="349.447754" calcext:value-type="float">
            <text:p>349.447754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C223]-[.C2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076" calcext:value-type="float">
            <text:p>12076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224]-[.C22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099" calcext:value-type="float">
            <text:p>12099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0144" calcext:value-type="float">
            <text:p>12.310144</text:p>
          </table:table-cell>
          <table:table-cell table:formula="of:=[.C225]-[.C2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122" calcext:value-type="float">
            <text:p>12122</text:p>
          </table:table-cell>
          <table:table-cell office:value-type="float" office:value="349.272705" calcext:value-type="float">
            <text:p>349.272705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226]-[.C2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145" calcext:value-type="float">
            <text:p>12145</text:p>
          </table:table-cell>
          <table:table-cell office:value-type="float" office:value="349.259521" calcext:value-type="float">
            <text:p>349.259521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227]-[.C2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167" calcext:value-type="float">
            <text:p>12167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228]-[.C22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190" calcext:value-type="float">
            <text:p>12190</text:p>
          </table:table-cell>
          <table:table-cell office:value-type="float" office:value="349.239105" calcext:value-type="float">
            <text:p>349.23910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29]-[.C2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213" calcext:value-type="float">
            <text:p>12213</text:p>
          </table:table-cell>
          <table:table-cell office:value-type="float" office:value="349.275482" calcext:value-type="float">
            <text:p>349.275482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230]-[.C2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236" calcext:value-type="float">
            <text:p>12236</text:p>
          </table:table-cell>
          <table:table-cell office:value-type="float" office:value="349.297302" calcext:value-type="float">
            <text:p>349.297302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231]-[.C2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258" calcext:value-type="float">
            <text:p>12258</text:p>
          </table:table-cell>
          <table:table-cell office:value-type="float" office:value="349.251343" calcext:value-type="float">
            <text:p>349.25134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232]-[.C23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281" calcext:value-type="float">
            <text:p>12281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233]-[.C2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04" calcext:value-type="float">
            <text:p>12304</text:p>
          </table:table-cell>
          <table:table-cell office:value-type="float" office:value="349.144989" calcext:value-type="float">
            <text:p>349.144989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234]-[.C2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27" calcext:value-type="float">
            <text:p>12327</text:p>
          </table:table-cell>
          <table:table-cell office:value-type="float" office:value="349.169983" calcext:value-type="float">
            <text:p>349.16998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35]-[.C2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50" calcext:value-type="float">
            <text:p>12350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36]-[.C2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372" calcext:value-type="float">
            <text:p>12372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37]-[.C23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395" calcext:value-type="float">
            <text:p>12395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238]-[.C2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418" calcext:value-type="float">
            <text:p>12418</text:p>
          </table:table-cell>
          <table:table-cell office:value-type="float" office:value="349.368225" calcext:value-type="float">
            <text:p>349.36822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239]-[.C2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441" calcext:value-type="float">
            <text:p>12441</text:p>
          </table:table-cell>
          <table:table-cell office:value-type="float" office:value="349.412292" calcext:value-type="float">
            <text:p>349.412292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40]-[.C2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463" calcext:value-type="float">
            <text:p>12463</text:p>
          </table:table-cell>
          <table:table-cell office:value-type="float" office:value="349.39502" calcext:value-type="float">
            <text:p>349.3950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241]-[.C24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486" calcext:value-type="float">
            <text:p>12486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42]-[.C2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509" calcext:value-type="float">
            <text:p>12509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43]-[.C2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532" calcext:value-type="float">
            <text:p>12532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244]-[.C2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554" calcext:value-type="float">
            <text:p>12554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245]-[.C24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577" calcext:value-type="float">
            <text:p>12577</text:p>
          </table:table-cell>
          <table:table-cell office:value-type="float" office:value="349.274963" calcext:value-type="float">
            <text:p>349.27496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246]-[.C2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00" calcext:value-type="float">
            <text:p>12600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247]-[.C2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23" calcext:value-type="float">
            <text:p>12623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248]-[.C2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46" calcext:value-type="float">
            <text:p>12646</text:p>
          </table:table-cell>
          <table:table-cell office:value-type="float" office:value="349.303192" calcext:value-type="float">
            <text:p>349.30319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49]-[.C2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668" calcext:value-type="float">
            <text:p>1266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250]-[.C24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691" calcext:value-type="float">
            <text:p>12691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51]-[.C2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714" calcext:value-type="float">
            <text:p>12714</text:p>
          </table:table-cell>
          <table:table-cell office:value-type="float" office:value="349.399567" calcext:value-type="float">
            <text:p>349.39956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252]-[.C2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737" calcext:value-type="float">
            <text:p>1273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271" calcext:value-type="float">
            <text:p>12.31271</text:p>
          </table:table-cell>
          <table:table-cell table:formula="of:=[.C253]-[.C2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759" calcext:value-type="float">
            <text:p>12759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254]-[.C25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782" calcext:value-type="float">
            <text:p>12782</text:p>
          </table:table-cell>
          <table:table-cell office:value-type="float" office:value="349.304565" calcext:value-type="float">
            <text:p>349.304565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255]-[.C2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05" calcext:value-type="float">
            <text:p>1280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256]-[.C2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28" calcext:value-type="float">
            <text:p>12828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257]-[.C2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50" calcext:value-type="float">
            <text:p>12850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258]-[.C25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873" calcext:value-type="float">
            <text:p>1287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259]-[.C2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896" calcext:value-type="float">
            <text:p>12896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260]-[.C2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919" calcext:value-type="float">
            <text:p>12919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002258" calcext:value-type="float">
            <text:p>349.002258</text:p>
          </table:table-cell>
          <table:table-cell office:value-type="float" office:value="12.310705" calcext:value-type="float">
            <text:p>12.310705</text:p>
          </table:table-cell>
          <table:table-cell table:formula="of:=[.C261]-[.C2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941" calcext:value-type="float">
            <text:p>12941</text:p>
          </table:table-cell>
          <table:table-cell office:value-type="float" office:value="349.22406" calcext:value-type="float">
            <text:p>349.2240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62]-[.C26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964" calcext:value-type="float">
            <text:p>12964</text:p>
          </table:table-cell>
          <table:table-cell office:value-type="float" office:value="349.286316" calcext:value-type="float">
            <text:p>349.286316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263]-[.C2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987" calcext:value-type="float">
            <text:p>12987</text:p>
          </table:table-cell>
          <table:table-cell office:value-type="float" office:value="349.277252" calcext:value-type="float">
            <text:p>349.277252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264]-[.C2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010" calcext:value-type="float">
            <text:p>13010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65]-[.C2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033" calcext:value-type="float">
            <text:p>13033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66]-[.C2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055" calcext:value-type="float">
            <text:p>1305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67]-[.C26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078" calcext:value-type="float">
            <text:p>13078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268]-[.C2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01" calcext:value-type="float">
            <text:p>1310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269]-[.C2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24" calcext:value-type="float">
            <text:p>1312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270]-[.C2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46" calcext:value-type="float">
            <text:p>1314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71]-[.C27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169" calcext:value-type="float">
            <text:p>1316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272]-[.C2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192" calcext:value-type="float">
            <text:p>13192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73]-[.C2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215" calcext:value-type="float">
            <text:p>13215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274]-[.C2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237" calcext:value-type="float">
            <text:p>13237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275]-[.C27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260" calcext:value-type="float">
            <text:p>13260</text:p>
          </table:table-cell>
          <table:table-cell office:value-type="float" office:value="349.428619" calcext:value-type="float">
            <text:p>349.42861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76]-[.C2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283" calcext:value-type="float">
            <text:p>13283</text:p>
          </table:table-cell>
          <table:table-cell office:value-type="float" office:value="349.426361" calcext:value-type="float">
            <text:p>349.42636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77]-[.C2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06" calcext:value-type="float">
            <text:p>13306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278]-[.C2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29" calcext:value-type="float">
            <text:p>13329</text:p>
          </table:table-cell>
          <table:table-cell office:value-type="float" office:value="349.385895" calcext:value-type="float">
            <text:p>349.38589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279]-[.C2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51" calcext:value-type="float">
            <text:p>13351</text:p>
          </table:table-cell>
          <table:table-cell office:value-type="float" office:value="349.329987" calcext:value-type="float">
            <text:p>349.32998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280]-[.C27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374" calcext:value-type="float">
            <text:p>13374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281]-[.C2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397" calcext:value-type="float">
            <text:p>13397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282]-[.C2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420" calcext:value-type="float">
            <text:p>13420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83]-[.C2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442" calcext:value-type="float">
            <text:p>13442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84]-[.C28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465" calcext:value-type="float">
            <text:p>13465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85]-[.C2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488" calcext:value-type="float">
            <text:p>13488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286]-[.C2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511" calcext:value-type="float">
            <text:p>13511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87]-[.C2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533" calcext:value-type="float">
            <text:p>13533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09504" calcext:value-type="float">
            <text:p>12.309504</text:p>
          </table:table-cell>
          <table:table-cell table:formula="of:=[.C288]-[.C28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556" calcext:value-type="float">
            <text:p>13556</text:p>
          </table:table-cell>
          <table:table-cell office:value-type="float" office:value="349.213196" calcext:value-type="float">
            <text:p>349.21319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89]-[.C2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579" calcext:value-type="float">
            <text:p>13579</text:p>
          </table:table-cell>
          <table:table-cell office:value-type="float" office:value="349.261841" calcext:value-type="float">
            <text:p>349.261841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290]-[.C2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02" calcext:value-type="float">
            <text:p>13602</text:p>
          </table:table-cell>
          <table:table-cell office:value-type="float" office:value="349.213684" calcext:value-type="float">
            <text:p>349.213684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291]-[.C2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24" calcext:value-type="float">
            <text:p>1362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292]-[.C29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647" calcext:value-type="float">
            <text:p>13647</text:p>
          </table:table-cell>
          <table:table-cell office:value-type="float" office:value="349.309143" calcext:value-type="float">
            <text:p>349.30914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293]-[.C2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70" calcext:value-type="float">
            <text:p>13670</text:p>
          </table:table-cell>
          <table:table-cell office:value-type="float" office:value="349.282776" calcext:value-type="float">
            <text:p>349.282776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294]-[.C2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693" calcext:value-type="float">
            <text:p>1369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295]-[.C2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716" calcext:value-type="float">
            <text:p>1371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96]-[.C2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738" calcext:value-type="float">
            <text:p>13738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297]-[.C29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761" calcext:value-type="float">
            <text:p>1376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98]-[.C2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784" calcext:value-type="float">
            <text:p>13784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1428" calcext:value-type="float">
            <text:p>12.311428</text:p>
          </table:table-cell>
          <table:table-cell table:formula="of:=[.C299]-[.C2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07" calcext:value-type="float">
            <text:p>13807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649994" calcext:value-type="float">
            <text:p>349.649994</text:p>
          </table:table-cell>
          <table:table-cell office:value-type="float" office:value="12.333554" calcext:value-type="float">
            <text:p>12.333554</text:p>
          </table:table-cell>
          <table:table-cell table:formula="of:=[.C300]-[.C2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29" calcext:value-type="float">
            <text:p>13829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01]-[.C30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852" calcext:value-type="float">
            <text:p>13852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07" calcext:value-type="float">
            <text:p>12.31207</text:p>
          </table:table-cell>
          <table:table-cell table:formula="of:=[.C302]-[.C3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75" calcext:value-type="float">
            <text:p>1387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303]-[.C3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898" calcext:value-type="float">
            <text:p>1389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8.920441" calcext:value-type="float">
            <text:p>348.920441</text:p>
          </table:table-cell>
          <table:table-cell office:value-type="float" office:value="12.307819" calcext:value-type="float">
            <text:p>12.307819</text:p>
          </table:table-cell>
          <table:table-cell table:formula="of:=[.C304]-[.C3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920" calcext:value-type="float">
            <text:p>13920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305]-[.C30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3943" calcext:value-type="float">
            <text:p>13943</text:p>
          </table:table-cell>
          <table:table-cell office:value-type="float" office:value="349.160004" calcext:value-type="float">
            <text:p>349.16000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06]-[.C3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966" calcext:value-type="float">
            <text:p>13966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07]-[.C3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3989" calcext:value-type="float">
            <text:p>13989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308]-[.C3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012" calcext:value-type="float">
            <text:p>14012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09]-[.C3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034" calcext:value-type="float">
            <text:p>14034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310]-[.C30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057" calcext:value-type="float">
            <text:p>14057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311]-[.C3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080" calcext:value-type="float">
            <text:p>14080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12]-[.C3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03" calcext:value-type="float">
            <text:p>14103</text:p>
          </table:table-cell>
          <table:table-cell office:value-type="float" office:value="349.442719" calcext:value-type="float">
            <text:p>349.44271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313]-[.C3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25" calcext:value-type="float">
            <text:p>14125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14]-[.C31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148" calcext:value-type="float">
            <text:p>14148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15]-[.C3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71" calcext:value-type="float">
            <text:p>1417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16]-[.C3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194" calcext:value-type="float">
            <text:p>14194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17]-[.C3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216" calcext:value-type="float">
            <text:p>14216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318]-[.C31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239" calcext:value-type="float">
            <text:p>1423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19]-[.C3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262" calcext:value-type="float">
            <text:p>14262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320]-[.C3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285" calcext:value-type="float">
            <text:p>14285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21]-[.C3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07" calcext:value-type="float">
            <text:p>14307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22]-[.C32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330" calcext:value-type="float">
            <text:p>14330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323]-[.C3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53" calcext:value-type="float">
            <text:p>14353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324]-[.C3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76" calcext:value-type="float">
            <text:p>14376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325]-[.C3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399" calcext:value-type="float">
            <text:p>14399</text:p>
          </table:table-cell>
          <table:table-cell office:value-type="float" office:value="349.251343" calcext:value-type="float">
            <text:p>349.251343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326]-[.C3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421" calcext:value-type="float">
            <text:p>14421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327]-[.C32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444" calcext:value-type="float">
            <text:p>14444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28]-[.C3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467" calcext:value-type="float">
            <text:p>14467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329]-[.C3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490" calcext:value-type="float">
            <text:p>14490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30]-[.C3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512" calcext:value-type="float">
            <text:p>14512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31]-[.C33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535" calcext:value-type="float">
            <text:p>14535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32]-[.C3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558" calcext:value-type="float">
            <text:p>14558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33]-[.C3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581" calcext:value-type="float">
            <text:p>14581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334]-[.C3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03" calcext:value-type="float">
            <text:p>14603</text:p>
          </table:table-cell>
          <table:table-cell office:value-type="float" office:value="349.234558" calcext:value-type="float">
            <text:p>349.234558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335]-[.C33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626" calcext:value-type="float">
            <text:p>1462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36]-[.C3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49" calcext:value-type="float">
            <text:p>14649</text:p>
          </table:table-cell>
          <table:table-cell office:value-type="float" office:value="349.227234" calcext:value-type="float">
            <text:p>349.227234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337]-[.C3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72" calcext:value-type="float">
            <text:p>14672</text:p>
          </table:table-cell>
          <table:table-cell office:value-type="float" office:value="349.21405" calcext:value-type="float">
            <text:p>349.2140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338]-[.C3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695" calcext:value-type="float">
            <text:p>14695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339]-[.C3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717" calcext:value-type="float">
            <text:p>14717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340]-[.C3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740" calcext:value-type="float">
            <text:p>14740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41]-[.C3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763" calcext:value-type="float">
            <text:p>1476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342]-[.C3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786" calcext:value-type="float">
            <text:p>14786</text:p>
          </table:table-cell>
          <table:table-cell office:value-type="float" office:value="349.262756" calcext:value-type="float">
            <text:p>349.262756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343]-[.C3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08" calcext:value-type="float">
            <text:p>1480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44]-[.C34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831" calcext:value-type="float">
            <text:p>14831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45]-[.C3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54" calcext:value-type="float">
            <text:p>14854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46]-[.C3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77" calcext:value-type="float">
            <text:p>14877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347]-[.C3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899" calcext:value-type="float">
            <text:p>14899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48]-[.C34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4922" calcext:value-type="float">
            <text:p>14922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49]-[.C3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945" calcext:value-type="float">
            <text:p>14945</text:p>
          </table:table-cell>
          <table:table-cell office:value-type="float" office:value="349.207733" calcext:value-type="float">
            <text:p>349.207733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350]-[.C3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968" calcext:value-type="float">
            <text:p>1496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351]-[.C3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990" calcext:value-type="float">
            <text:p>14990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52]-[.C35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013" calcext:value-type="float">
            <text:p>15013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353]-[.C3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036" calcext:value-type="float">
            <text:p>15036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54]-[.C3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059" calcext:value-type="float">
            <text:p>15059</text:p>
          </table:table-cell>
          <table:table-cell office:value-type="float" office:value="349.426392" calcext:value-type="float">
            <text:p>349.426392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355]-[.C3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082" calcext:value-type="float">
            <text:p>15082</text:p>
          </table:table-cell>
          <table:table-cell office:value-type="float" office:value="349.452301" calcext:value-type="float">
            <text:p>349.452301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33474" calcext:value-type="float">
            <text:p>12.333474</text:p>
          </table:table-cell>
          <table:table-cell table:formula="of:=[.C356]-[.C3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04" calcext:value-type="float">
            <text:p>15104</text:p>
          </table:table-cell>
          <table:table-cell office:value-type="float" office:value="349.431335" calcext:value-type="float">
            <text:p>349.43133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357]-[.C3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127" calcext:value-type="float">
            <text:p>15127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358]-[.C3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50" calcext:value-type="float">
            <text:p>15150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359]-[.C3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73" calcext:value-type="float">
            <text:p>15173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60]-[.C3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195" calcext:value-type="float">
            <text:p>15195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361]-[.C36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218" calcext:value-type="float">
            <text:p>15218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362]-[.C3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241" calcext:value-type="float">
            <text:p>15241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63]-[.C3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264" calcext:value-type="float">
            <text:p>15264</text:p>
          </table:table-cell>
          <table:table-cell office:value-type="float" office:value="349.39502" calcext:value-type="float">
            <text:p>349.3950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364]-[.C3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286" calcext:value-type="float">
            <text:p>15286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247" calcext:value-type="float">
            <text:p>12.31247</text:p>
          </table:table-cell>
          <table:table-cell table:formula="of:=[.C365]-[.C36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309" calcext:value-type="float">
            <text:p>15309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66]-[.C3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332" calcext:value-type="float">
            <text:p>15332</text:p>
          </table:table-cell>
          <table:table-cell office:value-type="float" office:value="349.244568" calcext:value-type="float">
            <text:p>349.24456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67]-[.C3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355" calcext:value-type="float">
            <text:p>15355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368]-[.C3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377" calcext:value-type="float">
            <text:p>15377</text:p>
          </table:table-cell>
          <table:table-cell office:value-type="float" office:value="349.199097" calcext:value-type="float">
            <text:p>349.19909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369]-[.C36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400" calcext:value-type="float">
            <text:p>15400</text:p>
          </table:table-cell>
          <table:table-cell office:value-type="float" office:value="349.228638" calcext:value-type="float">
            <text:p>349.22863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370]-[.C3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23" calcext:value-type="float">
            <text:p>15423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371]-[.C3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46" calcext:value-type="float">
            <text:p>15446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372]-[.C3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69" calcext:value-type="float">
            <text:p>15469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373]-[.C3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491" calcext:value-type="float">
            <text:p>1549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32752" calcext:value-type="float">
            <text:p>12.332752</text:p>
          </table:table-cell>
          <table:table-cell table:formula="of:=[.C374]-[.C37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514" calcext:value-type="float">
            <text:p>15514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375]-[.C3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537" calcext:value-type="float">
            <text:p>15537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376]-[.C3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560" calcext:value-type="float">
            <text:p>15560</text:p>
          </table:table-cell>
          <table:table-cell office:value-type="float" office:value="349.397766" calcext:value-type="float">
            <text:p>349.39776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377]-[.C3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582" calcext:value-type="float">
            <text:p>15582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378]-[.C37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605" calcext:value-type="float">
            <text:p>1560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79]-[.C3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628" calcext:value-type="float">
            <text:p>15628</text:p>
          </table:table-cell>
          <table:table-cell office:value-type="float" office:value="349.240021" calcext:value-type="float">
            <text:p>349.24002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80]-[.C3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651" calcext:value-type="float">
            <text:p>15651</text:p>
          </table:table-cell>
          <table:table-cell office:value-type="float" office:value="349.210022" calcext:value-type="float">
            <text:p>349.210022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381]-[.C3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673" calcext:value-type="float">
            <text:p>15673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82]-[.C38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696" calcext:value-type="float">
            <text:p>15696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83]-[.C3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19" calcext:value-type="float">
            <text:p>15719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384]-[.C3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42" calcext:value-type="float">
            <text:p>15742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385]-[.C3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65" calcext:value-type="float">
            <text:p>15765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86]-[.C3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787" calcext:value-type="float">
            <text:p>15787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87]-[.C3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810" calcext:value-type="float">
            <text:p>15810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388]-[.C3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833" calcext:value-type="float">
            <text:p>15833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89]-[.C3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856" calcext:value-type="float">
            <text:p>1585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390]-[.C3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878" calcext:value-type="float">
            <text:p>15878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391]-[.C39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901" calcext:value-type="float">
            <text:p>15901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392]-[.C3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924" calcext:value-type="float">
            <text:p>15924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393]-[.C3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947" calcext:value-type="float">
            <text:p>15947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94]-[.C3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969" calcext:value-type="float">
            <text:p>15969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95]-[.C39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5992" calcext:value-type="float">
            <text:p>15992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396]-[.C3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015" calcext:value-type="float">
            <text:p>16015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97]-[.C3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038" calcext:value-type="float">
            <text:p>16038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398]-[.C3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060" calcext:value-type="float">
            <text:p>16060</text:p>
          </table:table-cell>
          <table:table-cell office:value-type="float" office:value="349.223206" calcext:value-type="float">
            <text:p>349.22320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99]-[.C39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083" calcext:value-type="float">
            <text:p>1608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00]-[.C3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06" calcext:value-type="float">
            <text:p>16106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401]-[.C4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29" calcext:value-type="float">
            <text:p>16129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402]-[.C4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52" calcext:value-type="float">
            <text:p>16152</text:p>
          </table:table-cell>
          <table:table-cell office:value-type="float" office:value="349.33725" calcext:value-type="float">
            <text:p>349.33725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403]-[.C4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174" calcext:value-type="float">
            <text:p>1617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404]-[.C4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197" calcext:value-type="float">
            <text:p>16197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405]-[.C4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220" calcext:value-type="float">
            <text:p>16220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06]-[.C4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243" calcext:value-type="float">
            <text:p>16243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07]-[.C4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265" calcext:value-type="float">
            <text:p>1626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408]-[.C40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288" calcext:value-type="float">
            <text:p>16288</text:p>
          </table:table-cell>
          <table:table-cell office:value-type="float" office:value="349.266846" calcext:value-type="float">
            <text:p>349.26684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09]-[.C4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311" calcext:value-type="float">
            <text:p>1631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410]-[.C4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334" calcext:value-type="float">
            <text:p>16334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11]-[.C4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356" calcext:value-type="float">
            <text:p>16356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12]-[.C41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379" calcext:value-type="float">
            <text:p>16379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13]-[.C4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02" calcext:value-type="float">
            <text:p>16402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414]-[.C4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25" calcext:value-type="float">
            <text:p>16425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15]-[.C4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47" calcext:value-type="float">
            <text:p>16447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416]-[.C41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470" calcext:value-type="float">
            <text:p>16470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417]-[.C4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493" calcext:value-type="float">
            <text:p>16493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418]-[.C4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516" calcext:value-type="float">
            <text:p>16516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419]-[.C4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539" calcext:value-type="float">
            <text:p>1653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420]-[.C4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561" calcext:value-type="float">
            <text:p>16561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21]-[.C42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584" calcext:value-type="float">
            <text:p>16584</text:p>
          </table:table-cell>
          <table:table-cell office:value-type="float" office:value="349.272705" calcext:value-type="float">
            <text:p>349.27270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422]-[.C4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07" calcext:value-type="float">
            <text:p>16607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23]-[.C4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30" calcext:value-type="float">
            <text:p>16630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24]-[.C4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52" calcext:value-type="float">
            <text:p>16652</text:p>
          </table:table-cell>
          <table:table-cell office:value-type="float" office:value="349.295929" calcext:value-type="float">
            <text:p>349.29592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25]-[.C42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675" calcext:value-type="float">
            <text:p>16675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426]-[.C4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698" calcext:value-type="float">
            <text:p>16698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427]-[.C4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721" calcext:value-type="float">
            <text:p>16721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428]-[.C4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743" calcext:value-type="float">
            <text:p>16743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29]-[.C42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766" calcext:value-type="float">
            <text:p>16766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430]-[.C4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789" calcext:value-type="float">
            <text:p>16789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31]-[.C4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812" calcext:value-type="float">
            <text:p>16812</text:p>
          </table:table-cell>
          <table:table-cell office:value-type="float" office:value="349.351349" calcext:value-type="float">
            <text:p>349.35134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432]-[.C4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834" calcext:value-type="float">
            <text:p>16834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33]-[.C43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857" calcext:value-type="float">
            <text:p>16857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434]-[.C4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880" calcext:value-type="float">
            <text:p>16880</text:p>
          </table:table-cell>
          <table:table-cell office:value-type="float" office:value="349.389526" calcext:value-type="float">
            <text:p>349.389526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435]-[.C4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03" calcext:value-type="float">
            <text:p>16903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436]-[.C4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26" calcext:value-type="float">
            <text:p>16926</text:p>
          </table:table-cell>
          <table:table-cell office:value-type="float" office:value="349.42865" calcext:value-type="float">
            <text:p>349.42865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437]-[.C4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48" calcext:value-type="float">
            <text:p>16948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38]-[.C43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6971" calcext:value-type="float">
            <text:p>16971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439]-[.C4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6994" calcext:value-type="float">
            <text:p>16994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40]-[.C4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017" calcext:value-type="float">
            <text:p>17017</text:p>
          </table:table-cell>
          <table:table-cell office:value-type="float" office:value="349.41861" calcext:value-type="float">
            <text:p>349.4186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441]-[.C4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039" calcext:value-type="float">
            <text:p>17039</text:p>
          </table:table-cell>
          <table:table-cell office:value-type="float" office:value="349.436829" calcext:value-type="float">
            <text:p>349.436829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30588" calcext:value-type="float">
            <text:p>12.330588</text:p>
          </table:table-cell>
          <table:table-cell table:formula="of:=[.C442]-[.C44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062" calcext:value-type="float">
            <text:p>17062</text:p>
          </table:table-cell>
          <table:table-cell office:value-type="float" office:value="349.460876" calcext:value-type="float">
            <text:p>349.46087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443]-[.C4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085" calcext:value-type="float">
            <text:p>17085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444]-[.C4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08" calcext:value-type="float">
            <text:p>17108</text:p>
          </table:table-cell>
          <table:table-cell office:value-type="float" office:value="349.489563" calcext:value-type="float">
            <text:p>349.489563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445]-[.C4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30" calcext:value-type="float">
            <text:p>17130</text:p>
          </table:table-cell>
          <table:table-cell office:value-type="float" office:value="349.468658" calcext:value-type="float">
            <text:p>349.46865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46]-[.C44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153" calcext:value-type="float">
            <text:p>17153</text:p>
          </table:table-cell>
          <table:table-cell office:value-type="float" office:value="349.437256" calcext:value-type="float">
            <text:p>349.43725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47]-[.C4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76" calcext:value-type="float">
            <text:p>17176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448]-[.C4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199" calcext:value-type="float">
            <text:p>1719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449]-[.C4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222" calcext:value-type="float">
            <text:p>17222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50]-[.C4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244" calcext:value-type="float">
            <text:p>17244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451]-[.C45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267" calcext:value-type="float">
            <text:p>17267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452]-[.C4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290" calcext:value-type="float">
            <text:p>17290</text:p>
          </table:table-cell>
          <table:table-cell office:value-type="float" office:value="349.443634" calcext:value-type="float">
            <text:p>349.443634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453]-[.C4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313" calcext:value-type="float">
            <text:p>17313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54]-[.C4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335" calcext:value-type="float">
            <text:p>17335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455]-[.C45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358" calcext:value-type="float">
            <text:p>17358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456]-[.C4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381" calcext:value-type="float">
            <text:p>17381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57]-[.C4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04" calcext:value-type="float">
            <text:p>17404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58]-[.C4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26" calcext:value-type="float">
            <text:p>17426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459]-[.C45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449" calcext:value-type="float">
            <text:p>17449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60]-[.C4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72" calcext:value-type="float">
            <text:p>17472</text:p>
          </table:table-cell>
          <table:table-cell office:value-type="float" office:value="349.272705" calcext:value-type="float">
            <text:p>349.27270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61]-[.C4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495" calcext:value-type="float">
            <text:p>1749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8.924988" calcext:value-type="float">
            <text:p>348.924988</text:p>
          </table:table-cell>
          <table:table-cell office:value-type="float" office:value="12.30798" calcext:value-type="float">
            <text:p>12.30798</text:p>
          </table:table-cell>
          <table:table-cell table:formula="of:=[.C462]-[.C4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518" calcext:value-type="float">
            <text:p>17518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463]-[.C4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540" calcext:value-type="float">
            <text:p>17540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464]-[.C4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563" calcext:value-type="float">
            <text:p>17563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465]-[.C4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586" calcext:value-type="float">
            <text:p>17586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66]-[.C4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609" calcext:value-type="float">
            <text:p>17609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467]-[.C4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631" calcext:value-type="float">
            <text:p>17631</text:p>
          </table:table-cell>
          <table:table-cell office:value-type="float" office:value="349.375885" calcext:value-type="float">
            <text:p>349.37588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68]-[.C46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654" calcext:value-type="float">
            <text:p>17654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69]-[.C4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677" calcext:value-type="float">
            <text:p>17677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470]-[.C4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00" calcext:value-type="float">
            <text:p>17700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471]-[.C4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22" calcext:value-type="float">
            <text:p>1772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472]-[.C47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745" calcext:value-type="float">
            <text:p>17745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473]-[.C4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68" calcext:value-type="float">
            <text:p>17768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74]-[.C4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791" calcext:value-type="float">
            <text:p>17791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0144" calcext:value-type="float">
            <text:p>12.310144</text:p>
          </table:table-cell>
          <table:table-cell table:formula="of:=[.C475]-[.C4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813" calcext:value-type="float">
            <text:p>17813</text:p>
          </table:table-cell>
          <table:table-cell office:value-type="float" office:value="349.156799" calcext:value-type="float">
            <text:p>349.15679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76]-[.C47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836" calcext:value-type="float">
            <text:p>17836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477]-[.C4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859" calcext:value-type="float">
            <text:p>17859</text:p>
          </table:table-cell>
          <table:table-cell office:value-type="float" office:value="349.169098" calcext:value-type="float">
            <text:p>349.169098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478]-[.C4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882" calcext:value-type="float">
            <text:p>17882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79]-[.C4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05" calcext:value-type="float">
            <text:p>17905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80]-[.C4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27" calcext:value-type="float">
            <text:p>17927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481]-[.C4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7950" calcext:value-type="float">
            <text:p>17950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482]-[.C4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73" calcext:value-type="float">
            <text:p>17973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483]-[.C4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7996" calcext:value-type="float">
            <text:p>1799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484]-[.C4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018" calcext:value-type="float">
            <text:p>18018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85]-[.C48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041" calcext:value-type="float">
            <text:p>18041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486]-[.C4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064" calcext:value-type="float">
            <text:p>18064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487]-[.C4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087" calcext:value-type="float">
            <text:p>18087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88]-[.C4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109" calcext:value-type="float">
            <text:p>18109</text:p>
          </table:table-cell>
          <table:table-cell office:value-type="float" office:value="349.373596" calcext:value-type="float">
            <text:p>349.373596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89]-[.C48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132" calcext:value-type="float">
            <text:p>18132</text:p>
          </table:table-cell>
          <table:table-cell office:value-type="float" office:value="349.384064" calcext:value-type="float">
            <text:p>349.384064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490]-[.C4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155" calcext:value-type="float">
            <text:p>18155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91]-[.C4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178" calcext:value-type="float">
            <text:p>18178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492]-[.C4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00" calcext:value-type="float">
            <text:p>18200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93]-[.C49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223" calcext:value-type="float">
            <text:p>18223</text:p>
          </table:table-cell>
          <table:table-cell office:value-type="float" office:value="349.364105" calcext:value-type="float">
            <text:p>349.36410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494]-[.C4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46" calcext:value-type="float">
            <text:p>18246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95]-[.C4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69" calcext:value-type="float">
            <text:p>18269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96]-[.C4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292" calcext:value-type="float">
            <text:p>18292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497]-[.C4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314" calcext:value-type="float">
            <text:p>18314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98]-[.C49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337" calcext:value-type="float">
            <text:p>18337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99]-[.C4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360" calcext:value-type="float">
            <text:p>18360</text:p>
          </table:table-cell>
          <table:table-cell office:value-type="float" office:value="349.409119" calcext:value-type="float">
            <text:p>349.409119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500]-[.C4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383" calcext:value-type="float">
            <text:p>18383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501]-[.C5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05" calcext:value-type="float">
            <text:p>18405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02]-[.C50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428" calcext:value-type="float">
            <text:p>18428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03]-[.C5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51" calcext:value-type="float">
            <text:p>18451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504]-[.C5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74" calcext:value-type="float">
            <text:p>18474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05]-[.C5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496" calcext:value-type="float">
            <text:p>18496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506]-[.C50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519" calcext:value-type="float">
            <text:p>1851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07]-[.C5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542" calcext:value-type="float">
            <text:p>1854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508]-[.C5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565" calcext:value-type="float">
            <text:p>18565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09]-[.C5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587" calcext:value-type="float">
            <text:p>18587</text:p>
          </table:table-cell>
          <table:table-cell office:value-type="float" office:value="349.332306" calcext:value-type="float">
            <text:p>349.33230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510]-[.C50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610" calcext:value-type="float">
            <text:p>18610</text:p>
          </table:table-cell>
          <table:table-cell office:value-type="float" office:value="349.269592" calcext:value-type="float">
            <text:p>349.269592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511]-[.C5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633" calcext:value-type="float">
            <text:p>18633</text:p>
          </table:table-cell>
          <table:table-cell office:value-type="float" office:value="349.312317" calcext:value-type="float">
            <text:p>349.312317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512]-[.C5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656" calcext:value-type="float">
            <text:p>18656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13]-[.C5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679" calcext:value-type="float">
            <text:p>18679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514]-[.C5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01" calcext:value-type="float">
            <text:p>1870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515]-[.C51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724" calcext:value-type="float">
            <text:p>18724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16]-[.C5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47" calcext:value-type="float">
            <text:p>18747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17]-[.C5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70" calcext:value-type="float">
            <text:p>18770</text:p>
          </table:table-cell>
          <table:table-cell office:value-type="float" office:value="349.322296" calcext:value-type="float">
            <text:p>349.32229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518]-[.C5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792" calcext:value-type="float">
            <text:p>1879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519]-[.C51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815" calcext:value-type="float">
            <text:p>18815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520]-[.C5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838" calcext:value-type="float">
            <text:p>18838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521]-[.C5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861" calcext:value-type="float">
            <text:p>18861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522]-[.C5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883" calcext:value-type="float">
            <text:p>18883</text:p>
          </table:table-cell>
          <table:table-cell office:value-type="float" office:value="349.489075" calcext:value-type="float">
            <text:p>349.489075</text:p>
          </table:table-cell>
          <table:table-cell office:value-type="float" office:value="349.659088" calcext:value-type="float">
            <text:p>349.659088</text:p>
          </table:table-cell>
          <table:table-cell office:value-type="float" office:value="12.333875" calcext:value-type="float">
            <text:p>12.333875</text:p>
          </table:table-cell>
          <table:table-cell table:formula="of:=[.C523]-[.C52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8906" calcext:value-type="float">
            <text:p>18906</text:p>
          </table:table-cell>
          <table:table-cell office:value-type="float" office:value="349.475464" calcext:value-type="float">
            <text:p>349.47546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524]-[.C5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29" calcext:value-type="float">
            <text:p>18929</text:p>
          </table:table-cell>
          <table:table-cell office:value-type="float" office:value="349.50592" calcext:value-type="float">
            <text:p>349.5059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25]-[.C5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52" calcext:value-type="float">
            <text:p>18952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526]-[.C5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75" calcext:value-type="float">
            <text:p>18975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527]-[.C5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8997" calcext:value-type="float">
            <text:p>18997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629547" calcext:value-type="float">
            <text:p>349.629547</text:p>
          </table:table-cell>
          <table:table-cell office:value-type="float" office:value="12.332832" calcext:value-type="float">
            <text:p>12.332832</text:p>
          </table:table-cell>
          <table:table-cell table:formula="of:=[.C528]-[.C52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020" calcext:value-type="float">
            <text:p>19020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529]-[.C5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043" calcext:value-type="float">
            <text:p>19043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530]-[.C5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066" calcext:value-type="float">
            <text:p>19066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531]-[.C5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088" calcext:value-type="float">
            <text:p>19088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1909" calcext:value-type="float">
            <text:p>12.311909</text:p>
          </table:table-cell>
          <table:table-cell table:formula="of:=[.C532]-[.C53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111" calcext:value-type="float">
            <text:p>19111</text:p>
          </table:table-cell>
          <table:table-cell office:value-type="float" office:value="349.194061" calcext:value-type="float">
            <text:p>349.194061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533]-[.C5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134" calcext:value-type="float">
            <text:p>19134</text:p>
          </table:table-cell>
          <table:table-cell office:value-type="float" office:value="349.20047" calcext:value-type="float">
            <text:p>349.20047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534]-[.C5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157" calcext:value-type="float">
            <text:p>19157</text:p>
          </table:table-cell>
          <table:table-cell office:value-type="float" office:value="349.16452" calcext:value-type="float">
            <text:p>349.16452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535]-[.C5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179" calcext:value-type="float">
            <text:p>19179</text:p>
          </table:table-cell>
          <table:table-cell office:value-type="float" office:value="349.221802" calcext:value-type="float">
            <text:p>349.22180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36]-[.C53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202" calcext:value-type="float">
            <text:p>19202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537]-[.C5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225" calcext:value-type="float">
            <text:p>19225</text:p>
          </table:table-cell>
          <table:table-cell office:value-type="float" office:value="349.313202" calcext:value-type="float">
            <text:p>349.313202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38]-[.C5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248" calcext:value-type="float">
            <text:p>1924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539]-[.C5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270" calcext:value-type="float">
            <text:p>19270</text:p>
          </table:table-cell>
          <table:table-cell office:value-type="float" office:value="349.332245" calcext:value-type="float">
            <text:p>349.332245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540]-[.C5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293" calcext:value-type="float">
            <text:p>19293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41]-[.C5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16" calcext:value-type="float">
            <text:p>19316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42]-[.C5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39" calcext:value-type="float">
            <text:p>19339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43]-[.C5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62" calcext:value-type="float">
            <text:p>19362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544]-[.C5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384" calcext:value-type="float">
            <text:p>1938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45]-[.C54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407" calcext:value-type="float">
            <text:p>19407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546]-[.C5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430" calcext:value-type="float">
            <text:p>19430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09905" calcext:value-type="float">
            <text:p>12.309905</text:p>
          </table:table-cell>
          <table:table-cell table:formula="of:=[.C547]-[.C5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453" calcext:value-type="float">
            <text:p>19453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48]-[.C5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475" calcext:value-type="float">
            <text:p>1947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49]-[.C54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498" calcext:value-type="float">
            <text:p>19498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550]-[.C5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521" calcext:value-type="float">
            <text:p>19521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51]-[.C5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544" calcext:value-type="float">
            <text:p>19544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552]-[.C5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566" calcext:value-type="float">
            <text:p>19566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53]-[.C55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589" calcext:value-type="float">
            <text:p>1958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554]-[.C5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612" calcext:value-type="float">
            <text:p>19612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55]-[.C5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635" calcext:value-type="float">
            <text:p>19635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56]-[.C5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657" calcext:value-type="float">
            <text:p>19657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57]-[.C5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680" calcext:value-type="float">
            <text:p>19680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558]-[.C5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03" calcext:value-type="float">
            <text:p>19703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559]-[.C5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26" calcext:value-type="float">
            <text:p>19726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3147" calcext:value-type="float">
            <text:p>12.33147</text:p>
          </table:table-cell>
          <table:table-cell table:formula="of:=[.C560]-[.C5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49" calcext:value-type="float">
            <text:p>19749</text:p>
          </table:table-cell>
          <table:table-cell office:value-type="float" office:value="349.485474" calcext:value-type="float">
            <text:p>349.485474</text:p>
          </table:table-cell>
          <table:table-cell office:value-type="float" office:value="349.720459" calcext:value-type="float">
            <text:p>349.720459</text:p>
          </table:table-cell>
          <table:table-cell office:value-type="float" office:value="12.33604" calcext:value-type="float">
            <text:p>12.33604</text:p>
          </table:table-cell>
          <table:table-cell table:formula="of:=[.C561]-[.C5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771" calcext:value-type="float">
            <text:p>19771</text:p>
          </table:table-cell>
          <table:table-cell office:value-type="float" office:value="349.405945" calcext:value-type="float">
            <text:p>349.405945</text:p>
          </table:table-cell>
          <table:table-cell office:value-type="float" office:value="348.90683" calcext:value-type="float">
            <text:p>348.90683</text:p>
          </table:table-cell>
          <table:table-cell office:value-type="float" office:value="12.30734" calcext:value-type="float">
            <text:p>12.30734</text:p>
          </table:table-cell>
          <table:table-cell table:formula="of:=[.C562]-[.C56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794" calcext:value-type="float">
            <text:p>19794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63]-[.C5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817" calcext:value-type="float">
            <text:p>19817</text:p>
          </table:table-cell>
          <table:table-cell office:value-type="float" office:value="349.445007" calcext:value-type="float">
            <text:p>349.445007</text:p>
          </table:table-cell>
          <table:table-cell office:value-type="float" office:value="349.668182" calcext:value-type="float">
            <text:p>349.668182</text:p>
          </table:table-cell>
          <table:table-cell office:value-type="float" office:value="12.334195" calcext:value-type="float">
            <text:p>12.334195</text:p>
          </table:table-cell>
          <table:table-cell table:formula="of:=[.C564]-[.C5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65]-[.C5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862" calcext:value-type="float">
            <text:p>19862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566]-[.C56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885" calcext:value-type="float">
            <text:p>1988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567]-[.C5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08" calcext:value-type="float">
            <text:p>19908</text:p>
          </table:table-cell>
          <table:table-cell office:value-type="float" office:value="349.187286" calcext:value-type="float">
            <text:p>349.187286</text:p>
          </table:table-cell>
          <table:table-cell office:value-type="float" office:value="348.490906" calcext:value-type="float">
            <text:p>348.490906</text:p>
          </table:table-cell>
          <table:table-cell office:value-type="float" office:value="12.292668" calcext:value-type="float">
            <text:p>12.292668</text:p>
          </table:table-cell>
          <table:table-cell table:formula="of:=[.C568]-[.C5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31" calcext:value-type="float">
            <text:p>1993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349.845459" calcext:value-type="float">
            <text:p>349.845459</text:p>
          </table:table-cell>
          <table:table-cell office:value-type="float" office:value="12.340448" calcext:value-type="float">
            <text:p>12.340448</text:p>
          </table:table-cell>
          <table:table-cell table:formula="of:=[.C569]-[.C5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53" calcext:value-type="float">
            <text:p>19953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863647" calcext:value-type="float">
            <text:p>349.863647</text:p>
          </table:table-cell>
          <table:table-cell office:value-type="float" office:value="12.34109" calcext:value-type="float">
            <text:p>12.34109</text:p>
          </table:table-cell>
          <table:table-cell table:formula="of:=[.C570]-[.C56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9976" calcext:value-type="float">
            <text:p>19976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8.854553" calcext:value-type="float">
            <text:p>348.854553</text:p>
          </table:table-cell>
          <table:table-cell office:value-type="float" office:value="12.305495" calcext:value-type="float">
            <text:p>12.305495</text:p>
          </table:table-cell>
          <table:table-cell table:formula="of:=[.C571]-[.C5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72]-[.C5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022" calcext:value-type="float">
            <text:p>20022</text:p>
          </table:table-cell>
          <table:table-cell office:value-type="float" office:value="349.455902" calcext:value-type="float">
            <text:p>349.45590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573]-[.C5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045" calcext:value-type="float">
            <text:p>20045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838623" calcext:value-type="float">
            <text:p>349.838623</text:p>
          </table:table-cell>
          <table:table-cell office:value-type="float" office:value="12.340208" calcext:value-type="float">
            <text:p>12.340208</text:p>
          </table:table-cell>
          <table:table-cell table:formula="of:=[.C574]-[.C5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067" calcext:value-type="float">
            <text:p>20067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575]-[.C57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090" calcext:value-type="float">
            <text:p>20090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8.736359" calcext:value-type="float">
            <text:p>348.736359</text:p>
          </table:table-cell>
          <table:table-cell office:value-type="float" office:value="12.301327" calcext:value-type="float">
            <text:p>12.301327</text:p>
          </table:table-cell>
          <table:table-cell table:formula="of:=[.C576]-[.C5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113" calcext:value-type="float">
            <text:p>20113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877258" calcext:value-type="float">
            <text:p>349.877258</text:p>
          </table:table-cell>
          <table:table-cell office:value-type="float" office:value="12.341571" calcext:value-type="float">
            <text:p>12.341571</text:p>
          </table:table-cell>
          <table:table-cell table:formula="of:=[.C577]-[.C5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136" calcext:value-type="float">
            <text:p>20136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578]-[.C5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158" calcext:value-type="float">
            <text:p>20158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579]-[.C57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181" calcext:value-type="float">
            <text:p>20181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09984" calcext:value-type="float">
            <text:p>12.309984</text:p>
          </table:table-cell>
          <table:table-cell table:formula="of:=[.C580]-[.C5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04" calcext:value-type="float">
            <text:p>20204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81]-[.C5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27" calcext:value-type="float">
            <text:p>20227</text:p>
          </table:table-cell>
          <table:table-cell office:value-type="float" office:value="349.162292" calcext:value-type="float">
            <text:p>349.162292</text:p>
          </table:table-cell>
          <table:table-cell office:value-type="float" office:value="348.990906" calcext:value-type="float">
            <text:p>348.990906</text:p>
          </table:table-cell>
          <table:table-cell office:value-type="float" office:value="12.310306" calcext:value-type="float">
            <text:p>12.310306</text:p>
          </table:table-cell>
          <table:table-cell table:formula="of:=[.C582]-[.C5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49" calcext:value-type="float">
            <text:p>20249</text:p>
          </table:table-cell>
          <table:table-cell office:value-type="float" office:value="349.169983" calcext:value-type="float">
            <text:p>349.16998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583]-[.C58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272" calcext:value-type="float">
            <text:p>20272</text:p>
          </table:table-cell>
          <table:table-cell office:value-type="float" office:value="349.212708" calcext:value-type="float">
            <text:p>349.21270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84]-[.C5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295" calcext:value-type="float">
            <text:p>20295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85]-[.C5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318" calcext:value-type="float">
            <text:p>20318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3147" calcext:value-type="float">
            <text:p>12.33147</text:p>
          </table:table-cell>
          <table:table-cell table:formula="of:=[.C586]-[.C5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340" calcext:value-type="float">
            <text:p>20340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587]-[.C5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363" calcext:value-type="float">
            <text:p>2036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034088" calcext:value-type="float">
            <text:p>349.034088</text:p>
          </table:table-cell>
          <table:table-cell office:value-type="float" office:value="12.311829" calcext:value-type="float">
            <text:p>12.311829</text:p>
          </table:table-cell>
          <table:table-cell table:formula="of:=[.C588]-[.C5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386" calcext:value-type="float">
            <text:p>20386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589]-[.C5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409" calcext:value-type="float">
            <text:p>2040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668182" calcext:value-type="float">
            <text:p>349.668182</text:p>
          </table:table-cell>
          <table:table-cell office:value-type="float" office:value="12.334195" calcext:value-type="float">
            <text:p>12.334195</text:p>
          </table:table-cell>
          <table:table-cell table:formula="of:=[.C590]-[.C5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432" calcext:value-type="float">
            <text:p>20432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591]-[.C5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454" calcext:value-type="float">
            <text:p>20454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654541" calcext:value-type="float">
            <text:p>349.654541</text:p>
          </table:table-cell>
          <table:table-cell office:value-type="float" office:value="12.333714" calcext:value-type="float">
            <text:p>12.333714</text:p>
          </table:table-cell>
          <table:table-cell table:formula="of:=[.C592]-[.C59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477" calcext:value-type="float">
            <text:p>20477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593]-[.C5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00" calcext:value-type="float">
            <text:p>20500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94]-[.C5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23" calcext:value-type="float">
            <text:p>20523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595]-[.C5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45" calcext:value-type="float">
            <text:p>20545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96]-[.C59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568" calcext:value-type="float">
            <text:p>20568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597]-[.C5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591" calcext:value-type="float">
            <text:p>20591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98]-[.C5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614" calcext:value-type="float">
            <text:p>20614</text:p>
          </table:table-cell>
          <table:table-cell office:value-type="float" office:value="349.21048" calcext:value-type="float">
            <text:p>349.21048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599]-[.C5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636" calcext:value-type="float">
            <text:p>20636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600]-[.C59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349.295929" calcext:value-type="float">
            <text:p>349.29592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01]-[.C6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682" calcext:value-type="float">
            <text:p>20682</text:p>
          </table:table-cell>
          <table:table-cell office:value-type="float" office:value="349.245911" calcext:value-type="float">
            <text:p>349.245911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0786" calcext:value-type="float">
            <text:p>12.310786</text:p>
          </table:table-cell>
          <table:table-cell table:formula="of:=[.C602]-[.C6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05" calcext:value-type="float">
            <text:p>20705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03]-[.C6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27" calcext:value-type="float">
            <text:p>20727</text:p>
          </table:table-cell>
          <table:table-cell office:value-type="float" office:value="349.27594" calcext:value-type="float">
            <text:p>349.2759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604]-[.C6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750" calcext:value-type="float">
            <text:p>20750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605]-[.C6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73" calcext:value-type="float">
            <text:p>2077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06]-[.C6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796" calcext:value-type="float">
            <text:p>20796</text:p>
          </table:table-cell>
          <table:table-cell office:value-type="float" office:value="349.244537" calcext:value-type="float">
            <text:p>349.244537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607]-[.C6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819" calcext:value-type="float">
            <text:p>20819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08]-[.C6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841" calcext:value-type="float">
            <text:p>20841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09]-[.C60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864" calcext:value-type="float">
            <text:p>2086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610]-[.C6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887" calcext:value-type="float">
            <text:p>2088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611]-[.C6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910" calcext:value-type="float">
            <text:p>20910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12]-[.C6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932" calcext:value-type="float">
            <text:p>20932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13]-[.C61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0955" calcext:value-type="float">
            <text:p>20955</text:p>
          </table:table-cell>
          <table:table-cell office:value-type="float" office:value="349.253662" calcext:value-type="float">
            <text:p>349.253662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614]-[.C6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0978" calcext:value-type="float">
            <text:p>20978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615]-[.C6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01" calcext:value-type="float">
            <text:p>21001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16]-[.C6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23" calcext:value-type="float">
            <text:p>21023</text:p>
          </table:table-cell>
          <table:table-cell office:value-type="float" office:value="349.250427" calcext:value-type="float">
            <text:p>349.25042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17]-[.C61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046" calcext:value-type="float">
            <text:p>21046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18]-[.C6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69" calcext:value-type="float">
            <text:p>2106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619]-[.C6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092" calcext:value-type="float">
            <text:p>21092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20]-[.C6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115" calcext:value-type="float">
            <text:p>21115</text:p>
          </table:table-cell>
          <table:table-cell office:value-type="float" office:value="349.346344" calcext:value-type="float">
            <text:p>349.34634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21]-[.C6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137" calcext:value-type="float">
            <text:p>21137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622]-[.C62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160" calcext:value-type="float">
            <text:p>21160</text:p>
          </table:table-cell>
          <table:table-cell office:value-type="float" office:value="349.287262" calcext:value-type="float">
            <text:p>349.28726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23]-[.C6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183" calcext:value-type="float">
            <text:p>21183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24]-[.C6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06" calcext:value-type="float">
            <text:p>21206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25]-[.C6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28" calcext:value-type="float">
            <text:p>2122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626]-[.C62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251" calcext:value-type="float">
            <text:p>21251</text:p>
          </table:table-cell>
          <table:table-cell office:value-type="float" office:value="349.348663" calcext:value-type="float">
            <text:p>349.34866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627]-[.C6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74" calcext:value-type="float">
            <text:p>21274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628]-[.C6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297" calcext:value-type="float">
            <text:p>21297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631805" calcext:value-type="float">
            <text:p>349.631805</text:p>
          </table:table-cell>
          <table:table-cell office:value-type="float" office:value="12.332912" calcext:value-type="float">
            <text:p>12.332912</text:p>
          </table:table-cell>
          <table:table-cell table:formula="of:=[.C629]-[.C6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319" calcext:value-type="float">
            <text:p>21319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630]-[.C62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342" calcext:value-type="float">
            <text:p>21342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31]-[.C6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365" calcext:value-type="float">
            <text:p>2136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349.75" calcext:value-type="float">
            <text:p>349.75</text:p>
          </table:table-cell>
          <table:table-cell office:value-type="float" office:value="12.337082" calcext:value-type="float">
            <text:p>12.337082</text:p>
          </table:table-cell>
          <table:table-cell table:formula="of:=[.C632]-[.C6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388" calcext:value-type="float">
            <text:p>21388</text:p>
          </table:table-cell>
          <table:table-cell office:value-type="float" office:value="349.51593" calcext:value-type="float">
            <text:p>349.5159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633]-[.C6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410" calcext:value-type="float">
            <text:p>21410</text:p>
          </table:table-cell>
          <table:table-cell office:value-type="float" office:value="349.451843" calcext:value-type="float">
            <text:p>349.45184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34]-[.C63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433" calcext:value-type="float">
            <text:p>21433</text:p>
          </table:table-cell>
          <table:table-cell office:value-type="float" office:value="349.482269" calcext:value-type="float">
            <text:p>349.482269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635]-[.C6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456" calcext:value-type="float">
            <text:p>21456</text:p>
          </table:table-cell>
          <table:table-cell office:value-type="float" office:value="349.513184" calcext:value-type="float">
            <text:p>349.51318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636]-[.C6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479" calcext:value-type="float">
            <text:p>21479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637]-[.C6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02" calcext:value-type="float">
            <text:p>2150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38]-[.C6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24" calcext:value-type="float">
            <text:p>21524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639]-[.C63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547" calcext:value-type="float">
            <text:p>21547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640]-[.C6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70" calcext:value-type="float">
            <text:p>21570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41]-[.C6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593" calcext:value-type="float">
            <text:p>21593</text:p>
          </table:table-cell>
          <table:table-cell office:value-type="float" office:value="349.312317" calcext:value-type="float">
            <text:p>349.312317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642]-[.C6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615" calcext:value-type="float">
            <text:p>21615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643]-[.C64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638" calcext:value-type="float">
            <text:p>21638</text:p>
          </table:table-cell>
          <table:table-cell office:value-type="float" office:value="349.341858" calcext:value-type="float">
            <text:p>349.341858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644]-[.C6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661" calcext:value-type="float">
            <text:p>21661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645]-[.C6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684" calcext:value-type="float">
            <text:p>21684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46]-[.C6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06" calcext:value-type="float">
            <text:p>21706</text:p>
          </table:table-cell>
          <table:table-cell office:value-type="float" office:value="349.407715" calcext:value-type="float">
            <text:p>349.407715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647]-[.C64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729" calcext:value-type="float">
            <text:p>2172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648]-[.C6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52" calcext:value-type="float">
            <text:p>21752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649]-[.C6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75" calcext:value-type="float">
            <text:p>21775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50]-[.C6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798" calcext:value-type="float">
            <text:p>21798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51]-[.C6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652]-[.C65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843" calcext:value-type="float">
            <text:p>21843</text:p>
          </table:table-cell>
          <table:table-cell office:value-type="float" office:value="349.429077" calcext:value-type="float">
            <text:p>349.429077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28" calcext:value-type="float">
            <text:p>12.331228</text:p>
          </table:table-cell>
          <table:table-cell table:formula="of:=[.C653]-[.C6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866" calcext:value-type="float">
            <text:p>21866</text:p>
          </table:table-cell>
          <table:table-cell office:value-type="float" office:value="349.414093" calcext:value-type="float">
            <text:p>349.41409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654]-[.C6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889" calcext:value-type="float">
            <text:p>21889</text:p>
          </table:table-cell>
          <table:table-cell office:value-type="float" office:value="349.447693" calcext:value-type="float">
            <text:p>349.44769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655]-[.C6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911" calcext:value-type="float">
            <text:p>21911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656]-[.C65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1934" calcext:value-type="float">
            <text:p>21934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1749" calcext:value-type="float">
            <text:p>12.311749</text:p>
          </table:table-cell>
          <table:table-cell table:formula="of:=[.C657]-[.C6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957" calcext:value-type="float">
            <text:p>21957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658]-[.C6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980" calcext:value-type="float">
            <text:p>21980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659]-[.C6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02" calcext:value-type="float">
            <text:p>22002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60]-[.C65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025" calcext:value-type="float">
            <text:p>22025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661]-[.C6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48" calcext:value-type="float">
            <text:p>22048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662]-[.C6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71" calcext:value-type="float">
            <text:p>22071</text:p>
          </table:table-cell>
          <table:table-cell office:value-type="float" office:value="349.250458" calcext:value-type="float">
            <text:p>349.250458</text:p>
          </table:table-cell>
          <table:table-cell office:value-type="float" office:value="348.959076" calcext:value-type="float">
            <text:p>348.959076</text:p>
          </table:table-cell>
          <table:table-cell office:value-type="float" office:value="12.309182" calcext:value-type="float">
            <text:p>12.309182</text:p>
          </table:table-cell>
          <table:table-cell table:formula="of:=[.C663]-[.C6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093" calcext:value-type="float">
            <text:p>2209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664]-[.C6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116" calcext:value-type="float">
            <text:p>22116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65]-[.C6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139" calcext:value-type="float">
            <text:p>22139</text:p>
          </table:table-cell>
          <table:table-cell office:value-type="float" office:value="349.322693" calcext:value-type="float">
            <text:p>349.32269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66]-[.C6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162" calcext:value-type="float">
            <text:p>22162</text:p>
          </table:table-cell>
          <table:table-cell office:value-type="float" office:value="349.287689" calcext:value-type="float">
            <text:p>349.28768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667]-[.C6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185" calcext:value-type="float">
            <text:p>22185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668]-[.C6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07" calcext:value-type="float">
            <text:p>22207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669]-[.C66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230" calcext:value-type="float">
            <text:p>22230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70]-[.C6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53" calcext:value-type="float">
            <text:p>22253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671]-[.C6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76" calcext:value-type="float">
            <text:p>22276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672]-[.C6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298" calcext:value-type="float">
            <text:p>22298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73]-[.C67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321" calcext:value-type="float">
            <text:p>22321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74]-[.C6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344" calcext:value-type="float">
            <text:p>22344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75]-[.C6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367" calcext:value-type="float">
            <text:p>2236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76]-[.C6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389" calcext:value-type="float">
            <text:p>22389</text:p>
          </table:table-cell>
          <table:table-cell office:value-type="float" office:value="349.35321" calcext:value-type="float">
            <text:p>349.3532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77]-[.C67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412" calcext:value-type="float">
            <text:p>22412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255" calcext:value-type="float">
            <text:p>12.31255</text:p>
          </table:table-cell>
          <table:table-cell table:formula="of:=[.C678]-[.C6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435" calcext:value-type="float">
            <text:p>22435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679]-[.C6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458" calcext:value-type="float">
            <text:p>22458</text:p>
          </table:table-cell>
          <table:table-cell office:value-type="float" office:value="349.284119" calcext:value-type="float">
            <text:p>349.284119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680]-[.C6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480" calcext:value-type="float">
            <text:p>22480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681]-[.C6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503" calcext:value-type="float">
            <text:p>22503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682]-[.C6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26" calcext:value-type="float">
            <text:p>22526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83]-[.C6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49" calcext:value-type="float">
            <text:p>22549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684]-[.C6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72" calcext:value-type="float">
            <text:p>2257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85]-[.C6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594" calcext:value-type="float">
            <text:p>22594</text:p>
          </table:table-cell>
          <table:table-cell office:value-type="float" office:value="349.296387" calcext:value-type="float">
            <text:p>349.29638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686]-[.C68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617" calcext:value-type="float">
            <text:p>2261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687]-[.C6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640" calcext:value-type="float">
            <text:p>22640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688]-[.C6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663" calcext:value-type="float">
            <text:p>22663</text:p>
          </table:table-cell>
          <table:table-cell office:value-type="float" office:value="349.279572" calcext:value-type="float">
            <text:p>349.27957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689]-[.C6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685" calcext:value-type="float">
            <text:p>22685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690]-[.C68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708" calcext:value-type="float">
            <text:p>2270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691]-[.C6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731" calcext:value-type="float">
            <text:p>22731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692]-[.C6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754" calcext:value-type="float">
            <text:p>22754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93]-[.C6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776" calcext:value-type="float">
            <text:p>22776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94]-[.C69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799" calcext:value-type="float">
            <text:p>22799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95]-[.C6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22" calcext:value-type="float">
            <text:p>22822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696]-[.C6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45" calcext:value-type="float">
            <text:p>22845</text:p>
          </table:table-cell>
          <table:table-cell office:value-type="float" office:value="349.38089" calcext:value-type="float">
            <text:p>349.3808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697]-[.C6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68" calcext:value-type="float">
            <text:p>22868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98]-[.C6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890" calcext:value-type="float">
            <text:p>22890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699]-[.C69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913" calcext:value-type="float">
            <text:p>22913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00]-[.C6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936" calcext:value-type="float">
            <text:p>22936</text:p>
          </table:table-cell>
          <table:table-cell office:value-type="float" office:value="349.306366" calcext:value-type="float">
            <text:p>349.306366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701]-[.C7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959" calcext:value-type="float">
            <text:p>22959</text:p>
          </table:table-cell>
          <table:table-cell office:value-type="float" office:value="349.267761" calcext:value-type="float">
            <text:p>349.26776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702]-[.C7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2981" calcext:value-type="float">
            <text:p>22981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03]-[.C70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004" calcext:value-type="float">
            <text:p>23004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704]-[.C7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027" calcext:value-type="float">
            <text:p>23027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05]-[.C7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050" calcext:value-type="float">
            <text:p>23050</text:p>
          </table:table-cell>
          <table:table-cell office:value-type="float" office:value="349.225433" calcext:value-type="float">
            <text:p>349.22543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706]-[.C7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072" calcext:value-type="float">
            <text:p>23072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07]-[.C70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095" calcext:value-type="float">
            <text:p>23095</text:p>
          </table:table-cell>
          <table:table-cell office:value-type="float" office:value="349.210876" calcext:value-type="float">
            <text:p>349.210876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708]-[.C7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118" calcext:value-type="float">
            <text:p>23118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709]-[.C7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141" calcext:value-type="float">
            <text:p>23141</text:p>
          </table:table-cell>
          <table:table-cell office:value-type="float" office:value="349.221344" calcext:value-type="float">
            <text:p>349.22134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10]-[.C7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163" calcext:value-type="float">
            <text:p>23163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11]-[.C71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186" calcext:value-type="float">
            <text:p>23186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12]-[.C7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09" calcext:value-type="float">
            <text:p>23209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713]-[.C7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32" calcext:value-type="float">
            <text:p>23232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09905" calcext:value-type="float">
            <text:p>12.309905</text:p>
          </table:table-cell>
          <table:table-cell table:formula="of:=[.C714]-[.C7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55" calcext:value-type="float">
            <text:p>2325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15]-[.C7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277" calcext:value-type="float">
            <text:p>23277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16]-[.C71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300" calcext:value-type="float">
            <text:p>23300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717]-[.C7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323" calcext:value-type="float">
            <text:p>23323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718]-[.C7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346" calcext:value-type="float">
            <text:p>23346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19]-[.C7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368" calcext:value-type="float">
            <text:p>23368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20]-[.C71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391" calcext:value-type="float">
            <text:p>23391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721]-[.C7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414" calcext:value-type="float">
            <text:p>23414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22]-[.C7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437" calcext:value-type="float">
            <text:p>2343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723]-[.C7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459" calcext:value-type="float">
            <text:p>23459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24]-[.C72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482" calcext:value-type="float">
            <text:p>23482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725]-[.C7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05" calcext:value-type="float">
            <text:p>23505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26]-[.C7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28" calcext:value-type="float">
            <text:p>23528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27]-[.C7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51" calcext:value-type="float">
            <text:p>23551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728]-[.C7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573" calcext:value-type="float">
            <text:p>23573</text:p>
          </table:table-cell>
          <table:table-cell office:value-type="float" office:value="349.275909" calcext:value-type="float">
            <text:p>349.27590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29]-[.C72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596" calcext:value-type="float">
            <text:p>23596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30]-[.C7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619" calcext:value-type="float">
            <text:p>23619</text:p>
          </table:table-cell>
          <table:table-cell office:value-type="float" office:value="349.27179" calcext:value-type="float">
            <text:p>349.2717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731]-[.C7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642" calcext:value-type="float">
            <text:p>23642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732]-[.C7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664" calcext:value-type="float">
            <text:p>23664</text:p>
          </table:table-cell>
          <table:table-cell office:value-type="float" office:value="349.198608" calcext:value-type="float">
            <text:p>349.198608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733]-[.C73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687" calcext:value-type="float">
            <text:p>23687</text:p>
          </table:table-cell>
          <table:table-cell office:value-type="float" office:value="349.182251" calcext:value-type="float">
            <text:p>349.18225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734]-[.C7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710" calcext:value-type="float">
            <text:p>23710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35]-[.C7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733" calcext:value-type="float">
            <text:p>23733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36]-[.C7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755" calcext:value-type="float">
            <text:p>23755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737]-[.C73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778" calcext:value-type="float">
            <text:p>23778</text:p>
          </table:table-cell>
          <table:table-cell office:value-type="float" office:value="349.246399" calcext:value-type="float">
            <text:p>349.24639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738]-[.C7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01" calcext:value-type="float">
            <text:p>23801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739]-[.C7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24" calcext:value-type="float">
            <text:p>23824</text:p>
          </table:table-cell>
          <table:table-cell office:value-type="float" office:value="349.247253" calcext:value-type="float">
            <text:p>349.24725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40]-[.C7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46" calcext:value-type="float">
            <text:p>23846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741]-[.C74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869" calcext:value-type="float">
            <text:p>23869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742]-[.C7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892" calcext:value-type="float">
            <text:p>23892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43]-[.C7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915" calcext:value-type="float">
            <text:p>23915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44]-[.C7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938" calcext:value-type="float">
            <text:p>23938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745]-[.C7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3960" calcext:value-type="float">
            <text:p>23960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746]-[.C74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3983" calcext:value-type="float">
            <text:p>23983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8.963623" calcext:value-type="float">
            <text:p>348.963623</text:p>
          </table:table-cell>
          <table:table-cell office:value-type="float" office:value="12.309342" calcext:value-type="float">
            <text:p>12.309342</text:p>
          </table:table-cell>
          <table:table-cell table:formula="of:=[.C747]-[.C7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06" calcext:value-type="float">
            <text:p>24006</text:p>
          </table:table-cell>
          <table:table-cell office:value-type="float" office:value="349.239105" calcext:value-type="float">
            <text:p>349.239105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748]-[.C7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29" calcext:value-type="float">
            <text:p>24029</text:p>
          </table:table-cell>
          <table:table-cell office:value-type="float" office:value="349.189117" calcext:value-type="float">
            <text:p>349.189117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749]-[.C7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51" calcext:value-type="float">
            <text:p>24051</text:p>
          </table:table-cell>
          <table:table-cell office:value-type="float" office:value="349.129974" calcext:value-type="float">
            <text:p>349.129974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750]-[.C74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074" calcext:value-type="float">
            <text:p>24074</text:p>
          </table:table-cell>
          <table:table-cell office:value-type="float" office:value="349.149536" calcext:value-type="float">
            <text:p>349.14953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51]-[.C7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097" calcext:value-type="float">
            <text:p>24097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52]-[.C7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120" calcext:value-type="float">
            <text:p>24120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753]-[.C7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142" calcext:value-type="float">
            <text:p>24142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54]-[.C75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165" calcext:value-type="float">
            <text:p>24165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755]-[.C7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188" calcext:value-type="float">
            <text:p>24188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756]-[.C7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211" calcext:value-type="float">
            <text:p>24211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757]-[.C7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234" calcext:value-type="float">
            <text:p>24234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758]-[.C7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256" calcext:value-type="float">
            <text:p>24256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59]-[.C75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279" calcext:value-type="float">
            <text:p>24279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760]-[.C7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02" calcext:value-type="float">
            <text:p>2430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761]-[.C7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25" calcext:value-type="float">
            <text:p>24325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62]-[.C7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47" calcext:value-type="float">
            <text:p>2434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763]-[.C76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370" calcext:value-type="float">
            <text:p>24370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764]-[.C7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393" calcext:value-type="float">
            <text:p>24393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765]-[.C7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416" calcext:value-type="float">
            <text:p>24416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30588" calcext:value-type="float">
            <text:p>12.330588</text:p>
          </table:table-cell>
          <table:table-cell table:formula="of:=[.C766]-[.C7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438" calcext:value-type="float">
            <text:p>24438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767]-[.C76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461" calcext:value-type="float">
            <text:p>24461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768]-[.C7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484" calcext:value-type="float">
            <text:p>24484</text:p>
          </table:table-cell>
          <table:table-cell office:value-type="float" office:value="349.42865" calcext:value-type="float">
            <text:p>349.4286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69]-[.C7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07" calcext:value-type="float">
            <text:p>24507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70]-[.C7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29" calcext:value-type="float">
            <text:p>24529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71]-[.C77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552" calcext:value-type="float">
            <text:p>24552</text:p>
          </table:table-cell>
          <table:table-cell office:value-type="float" office:value="349.343628" calcext:value-type="float">
            <text:p>349.34362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72]-[.C7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75" calcext:value-type="float">
            <text:p>24575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73]-[.C7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598" calcext:value-type="float">
            <text:p>24598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74]-[.C7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621" calcext:value-type="float">
            <text:p>24621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75]-[.C7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643" calcext:value-type="float">
            <text:p>24643</text:p>
          </table:table-cell>
          <table:table-cell office:value-type="float" office:value="349.373657" calcext:value-type="float">
            <text:p>349.373657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776]-[.C77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666" calcext:value-type="float">
            <text:p>24666</text:p>
          </table:table-cell>
          <table:table-cell office:value-type="float" office:value="349.30545" calcext:value-type="float">
            <text:p>349.30545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777]-[.C7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689" calcext:value-type="float">
            <text:p>2468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778]-[.C7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712" calcext:value-type="float">
            <text:p>24712</text:p>
          </table:table-cell>
          <table:table-cell office:value-type="float" office:value="349.269562" calcext:value-type="float">
            <text:p>349.269562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779]-[.C7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734" calcext:value-type="float">
            <text:p>24734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780]-[.C77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757" calcext:value-type="float">
            <text:p>24757</text:p>
          </table:table-cell>
          <table:table-cell office:value-type="float" office:value="349.263153" calcext:value-type="float">
            <text:p>349.26315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81]-[.C7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780" calcext:value-type="float">
            <text:p>24780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782]-[.C7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03" calcext:value-type="float">
            <text:p>24803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83]-[.C7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25" calcext:value-type="float">
            <text:p>24825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784]-[.C78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848" calcext:value-type="float">
            <text:p>24848</text:p>
          </table:table-cell>
          <table:table-cell office:value-type="float" office:value="349.404083" calcext:value-type="float">
            <text:p>349.404083</text:p>
          </table:table-cell>
          <table:table-cell office:value-type="float" office:value="349.625" calcext:value-type="float">
            <text:p>349.625</text:p>
          </table:table-cell>
          <table:table-cell office:value-type="float" office:value="12.332672" calcext:value-type="float">
            <text:p>12.332672</text:p>
          </table:table-cell>
          <table:table-cell table:formula="of:=[.C785]-[.C7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71" calcext:value-type="float">
            <text:p>24871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86]-[.C7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894" calcext:value-type="float">
            <text:p>2489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87]-[.C7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917" calcext:value-type="float">
            <text:p>2491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1347" calcext:value-type="float">
            <text:p>12.311347</text:p>
          </table:table-cell>
          <table:table-cell table:formula="of:=[.C788]-[.C7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939" calcext:value-type="float">
            <text:p>24939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789]-[.C78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4962" calcext:value-type="float">
            <text:p>24962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8.931824" calcext:value-type="float">
            <text:p>348.931824</text:p>
          </table:table-cell>
          <table:table-cell office:value-type="float" office:value="12.308221" calcext:value-type="float">
            <text:p>12.308221</text:p>
          </table:table-cell>
          <table:table-cell table:formula="of:=[.C790]-[.C7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4985" calcext:value-type="float">
            <text:p>24985</text:p>
          </table:table-cell>
          <table:table-cell office:value-type="float" office:value="349.124542" calcext:value-type="float">
            <text:p>349.12454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791]-[.C7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08" calcext:value-type="float">
            <text:p>25008</text:p>
          </table:table-cell>
          <table:table-cell office:value-type="float" office:value="349.108185" calcext:value-type="float">
            <text:p>349.10818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92]-[.C7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30" calcext:value-type="float">
            <text:p>25030</text:p>
          </table:table-cell>
          <table:table-cell office:value-type="float" office:value="349.109985" calcext:value-type="float">
            <text:p>349.109985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1668" calcext:value-type="float">
            <text:p>12.311668</text:p>
          </table:table-cell>
          <table:table-cell table:formula="of:=[.C793]-[.C79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053" calcext:value-type="float">
            <text:p>25053</text:p>
          </table:table-cell>
          <table:table-cell office:value-type="float" office:value="349.070435" calcext:value-type="float">
            <text:p>349.070435</text:p>
          </table:table-cell>
          <table:table-cell office:value-type="float" office:value="348.975006" calcext:value-type="float">
            <text:p>348.975006</text:p>
          </table:table-cell>
          <table:table-cell office:value-type="float" office:value="12.309745" calcext:value-type="float">
            <text:p>12.309745</text:p>
          </table:table-cell>
          <table:table-cell table:formula="of:=[.C794]-[.C7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76" calcext:value-type="float">
            <text:p>25076</text:p>
          </table:table-cell>
          <table:table-cell office:value-type="float" office:value="349.084991" calcext:value-type="float">
            <text:p>349.084991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0786" calcext:value-type="float">
            <text:p>12.310786</text:p>
          </table:table-cell>
          <table:table-cell table:formula="of:=[.C795]-[.C7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099" calcext:value-type="float">
            <text:p>25099</text:p>
          </table:table-cell>
          <table:table-cell office:value-type="float" office:value="349.128601" calcext:value-type="float">
            <text:p>349.12860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96]-[.C7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121" calcext:value-type="float">
            <text:p>25121</text:p>
          </table:table-cell>
          <table:table-cell office:value-type="float" office:value="349.146332" calcext:value-type="float">
            <text:p>349.14633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97]-[.C79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144" calcext:value-type="float">
            <text:p>25144</text:p>
          </table:table-cell>
          <table:table-cell office:value-type="float" office:value="349.200439" calcext:value-type="float">
            <text:p>349.20043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98]-[.C7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167" calcext:value-type="float">
            <text:p>25167</text:p>
          </table:table-cell>
          <table:table-cell office:value-type="float" office:value="349.281342" calcext:value-type="float">
            <text:p>349.28134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799]-[.C7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190" calcext:value-type="float">
            <text:p>25190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00]-[.C79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212" calcext:value-type="float">
            <text:p>25212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801]-[.C80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235" calcext:value-type="float">
            <text:p>25235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802]-[.C8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258" calcext:value-type="float">
            <text:p>2525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803]-[.C8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281" calcext:value-type="float">
            <text:p>25281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04]-[.C80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04" calcext:value-type="float">
            <text:p>25304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805]-[.C8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26" calcext:value-type="float">
            <text:p>25326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806]-[.C80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349" calcext:value-type="float">
            <text:p>25349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807]-[.C8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72" calcext:value-type="float">
            <text:p>25372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808]-[.C80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395" calcext:value-type="float">
            <text:p>25395</text:p>
          </table:table-cell>
          <table:table-cell office:value-type="float" office:value="349.255463" calcext:value-type="float">
            <text:p>349.25546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809]-[.C8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417" calcext:value-type="float">
            <text:p>25417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810]-[.C80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440" calcext:value-type="float">
            <text:p>25440</text:p>
          </table:table-cell>
          <table:table-cell office:value-type="float" office:value="349.173645" calcext:value-type="float">
            <text:p>349.173645</text:p>
          </table:table-cell>
          <table:table-cell office:value-type="float" office:value="348.961365" calcext:value-type="float">
            <text:p>348.961365</text:p>
          </table:table-cell>
          <table:table-cell office:value-type="float" office:value="12.309263" calcext:value-type="float">
            <text:p>12.309263</text:p>
          </table:table-cell>
          <table:table-cell table:formula="of:=[.C811]-[.C8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463" calcext:value-type="float">
            <text:p>25463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65683" calcext:value-type="float">
            <text:p>349.65683</text:p>
          </table:table-cell>
          <table:table-cell office:value-type="float" office:value="12.333795" calcext:value-type="float">
            <text:p>12.333795</text:p>
          </table:table-cell>
          <table:table-cell table:formula="of:=[.C812]-[.C81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486" calcext:value-type="float">
            <text:p>25486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13]-[.C8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08" calcext:value-type="float">
            <text:p>25508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14]-[.C81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531" calcext:value-type="float">
            <text:p>2553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815]-[.C8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54" calcext:value-type="float">
            <text:p>25554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816]-[.C8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77" calcext:value-type="float">
            <text:p>25577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17]-[.C81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599" calcext:value-type="float">
            <text:p>25599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818]-[.C81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622" calcext:value-type="float">
            <text:p>25622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19]-[.C8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645" calcext:value-type="float">
            <text:p>2564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820]-[.C8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668" calcext:value-type="float">
            <text:p>25668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821]-[.C82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691" calcext:value-type="float">
            <text:p>25691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822]-[.C8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713" calcext:value-type="float">
            <text:p>25713</text:p>
          </table:table-cell>
          <table:table-cell office:value-type="float" office:value="349.305878" calcext:value-type="float">
            <text:p>349.30587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823]-[.C82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736" calcext:value-type="float">
            <text:p>25736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24]-[.C8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759" calcext:value-type="float">
            <text:p>25759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825]-[.C82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782" calcext:value-type="float">
            <text:p>2578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826]-[.C8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04" calcext:value-type="float">
            <text:p>25804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827]-[.C82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827" calcext:value-type="float">
            <text:p>25827</text:p>
          </table:table-cell>
          <table:table-cell office:value-type="float" office:value="349.254974" calcext:value-type="float">
            <text:p>349.25497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28]-[.C8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50" calcext:value-type="float">
            <text:p>25850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29]-[.C8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73" calcext:value-type="float">
            <text:p>25873</text:p>
          </table:table-cell>
          <table:table-cell office:value-type="float" office:value="349.254974" calcext:value-type="float">
            <text:p>349.254974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830]-[.C82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895" calcext:value-type="float">
            <text:p>25895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831]-[.C83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5918" calcext:value-type="float">
            <text:p>25918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32]-[.C8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941" calcext:value-type="float">
            <text:p>25941</text:p>
          </table:table-cell>
          <table:table-cell office:value-type="float" office:value="349.209564" calcext:value-type="float">
            <text:p>349.209564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833]-[.C8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964" calcext:value-type="float">
            <text:p>25964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834]-[.C83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987" calcext:value-type="float">
            <text:p>25987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835]-[.C8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009" calcext:value-type="float">
            <text:p>26009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836]-[.C835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032" calcext:value-type="float">
            <text:p>26032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837]-[.C8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055" calcext:value-type="float">
            <text:p>26055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838]-[.C83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078" calcext:value-type="float">
            <text:p>26078</text:p>
          </table:table-cell>
          <table:table-cell office:value-type="float" office:value="349.206848" calcext:value-type="float">
            <text:p>349.206848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3191" calcext:value-type="float">
            <text:p>12.313191</text:p>
          </table:table-cell>
          <table:table-cell table:formula="of:=[.C839]-[.C8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00" calcext:value-type="float">
            <text:p>26100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40]-[.C83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123" calcext:value-type="float">
            <text:p>26123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841]-[.C8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46" calcext:value-type="float">
            <text:p>26146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842]-[.C8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69" calcext:value-type="float">
            <text:p>2616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843]-[.C8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191" calcext:value-type="float">
            <text:p>26191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44]-[.C84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214" calcext:value-type="float">
            <text:p>2621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845]-[.C8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237" calcext:value-type="float">
            <text:p>2623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46]-[.C8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260" calcext:value-type="float">
            <text:p>26260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847]-[.C84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282" calcext:value-type="float">
            <text:p>26282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848]-[.C84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305" calcext:value-type="float">
            <text:p>26305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49]-[.C8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28" calcext:value-type="float">
            <text:p>26328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850]-[.C8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51" calcext:value-type="float">
            <text:p>26351</text:p>
          </table:table-cell>
          <table:table-cell office:value-type="float" office:value="349.509979" calcext:value-type="float">
            <text:p>349.509979</text:p>
          </table:table-cell>
          <table:table-cell office:value-type="float" office:value="349.659088" calcext:value-type="float">
            <text:p>349.659088</text:p>
          </table:table-cell>
          <table:table-cell office:value-type="float" office:value="12.333875" calcext:value-type="float">
            <text:p>12.333875</text:p>
          </table:table-cell>
          <table:table-cell table:formula="of:=[.C851]-[.C85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74" calcext:value-type="float">
            <text:p>26374</text:p>
          </table:table-cell>
          <table:table-cell office:value-type="float" office:value="349.496796" calcext:value-type="float">
            <text:p>349.49679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852]-[.C8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396" calcext:value-type="float">
            <text:p>26396</text:p>
          </table:table-cell>
          <table:table-cell office:value-type="float" office:value="349.471802" calcext:value-type="float">
            <text:p>349.471802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853]-[.C85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419" calcext:value-type="float">
            <text:p>26419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854]-[.C8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442" calcext:value-type="float">
            <text:p>26442</text:p>
          </table:table-cell>
          <table:table-cell office:value-type="float" office:value="349.435883" calcext:value-type="float">
            <text:p>349.43588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55]-[.C85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465" calcext:value-type="float">
            <text:p>26465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856]-[.C8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487" calcext:value-type="float">
            <text:p>26487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857]-[.C85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510" calcext:value-type="float">
            <text:p>26510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858]-[.C8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533" calcext:value-type="float">
            <text:p>26533</text:p>
          </table:table-cell>
          <table:table-cell office:value-type="float" office:value="349.439545" calcext:value-type="float">
            <text:p>349.439545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859]-[.C8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556" calcext:value-type="float">
            <text:p>26556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860]-[.C85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578" calcext:value-type="float">
            <text:p>26578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61]-[.C86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601" calcext:value-type="float">
            <text:p>26601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862]-[.C8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624" calcext:value-type="float">
            <text:p>26624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863]-[.C8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647" calcext:value-type="float">
            <text:p>26647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864]-[.C86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669" calcext:value-type="float">
            <text:p>26669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65]-[.C86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692" calcext:value-type="float">
            <text:p>26692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866]-[.C8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15" calcext:value-type="float">
            <text:p>26715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867]-[.C8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38" calcext:value-type="float">
            <text:p>26738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868]-[.C86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61" calcext:value-type="float">
            <text:p>26761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869]-[.C8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783" calcext:value-type="float">
            <text:p>26783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70]-[.C86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806" calcext:value-type="float">
            <text:p>26806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871]-[.C8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829" calcext:value-type="float">
            <text:p>26829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72]-[.C87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852" calcext:value-type="float">
            <text:p>26852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73]-[.C8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874" calcext:value-type="float">
            <text:p>26874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874]-[.C87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897" calcext:value-type="float">
            <text:p>26897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875]-[.C8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920" calcext:value-type="float">
            <text:p>26920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876]-[.C8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943" calcext:value-type="float">
            <text:p>26943</text:p>
          </table:table-cell>
          <table:table-cell office:value-type="float" office:value="349.356354" calcext:value-type="float">
            <text:p>349.35635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77]-[.C87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6965" calcext:value-type="float">
            <text:p>26965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78]-[.C87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6988" calcext:value-type="float">
            <text:p>2698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79]-[.C8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11" calcext:value-type="float">
            <text:p>2701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880]-[.C8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34" calcext:value-type="float">
            <text:p>27034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881]-[.C88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57" calcext:value-type="float">
            <text:p>27057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882]-[.C8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079" calcext:value-type="float">
            <text:p>27079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883]-[.C882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102" calcext:value-type="float">
            <text:p>27102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884]-[.C8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125" calcext:value-type="float">
            <text:p>27125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885]-[.C88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148" calcext:value-type="float">
            <text:p>27148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86]-[.C8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170" calcext:value-type="float">
            <text:p>27170</text:p>
          </table:table-cell>
          <table:table-cell office:value-type="float" office:value="349.325928" calcext:value-type="float">
            <text:p>349.32592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87]-[.C88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193" calcext:value-type="float">
            <text:p>27193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88]-[.C8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216" calcext:value-type="float">
            <text:p>27216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889]-[.C88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239" calcext:value-type="float">
            <text:p>27239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90]-[.C8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261" calcext:value-type="float">
            <text:p>27261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91]-[.C89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284" calcext:value-type="float">
            <text:p>2728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892]-[.C8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07" calcext:value-type="float">
            <text:p>27307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893]-[.C8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30" calcext:value-type="float">
            <text:p>27330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94]-[.C89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52" calcext:value-type="float">
            <text:p>27352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95]-[.C89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375" calcext:value-type="float">
            <text:p>27375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896]-[.C89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398" calcext:value-type="float">
            <text:p>27398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97]-[.C89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421" calcext:value-type="float">
            <text:p>27421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98]-[.C89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444" calcext:value-type="float">
            <text:p>27444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99]-[.C89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466" calcext:value-type="float">
            <text:p>27466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900]-[.C89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489" calcext:value-type="float">
            <text:p>27489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01]-[.C90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512" calcext:value-type="float">
            <text:p>27512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638641" calcext:value-type="float">
            <text:p>349.638641</text:p>
          </table:table-cell>
          <table:table-cell office:value-type="float" office:value="12.333154" calcext:value-type="float">
            <text:p>12.333154</text:p>
          </table:table-cell>
          <table:table-cell table:formula="of:=[.C902]-[.C90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535" calcext:value-type="float">
            <text:p>27535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03]-[.C90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557" calcext:value-type="float">
            <text:p>2755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904]-[.C90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580" calcext:value-type="float">
            <text:p>27580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905]-[.C90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03" calcext:value-type="float">
            <text:p>27603</text:p>
          </table:table-cell>
          <table:table-cell office:value-type="float" office:value="349.421356" calcext:value-type="float">
            <text:p>349.42135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06]-[.C90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26" calcext:value-type="float">
            <text:p>27626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907]-[.C90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48" calcext:value-type="float">
            <text:p>2764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08]-[.C90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671" calcext:value-type="float">
            <text:p>27671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909]-[.C90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694" calcext:value-type="float">
            <text:p>27694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10]-[.C90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717" calcext:value-type="float">
            <text:p>27717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911]-[.C91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739" calcext:value-type="float">
            <text:p>27739</text:p>
          </table:table-cell>
          <table:table-cell office:value-type="float" office:value="349.176331" calcext:value-type="float">
            <text:p>349.17633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12]-[.C91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762" calcext:value-type="float">
            <text:p>2776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913]-[.C91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785" calcext:value-type="float">
            <text:p>2778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914]-[.C91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08" calcext:value-type="float">
            <text:p>27808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15]-[.C91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31" calcext:value-type="float">
            <text:p>27831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16]-[.C91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53" calcext:value-type="float">
            <text:p>2785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17]-[.C91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876" calcext:value-type="float">
            <text:p>27876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18]-[.C91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899" calcext:value-type="float">
            <text:p>27899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19]-[.C91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922" calcext:value-type="float">
            <text:p>27922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920]-[.C91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944" calcext:value-type="float">
            <text:p>27944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921]-[.C92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7967" calcext:value-type="float">
            <text:p>27967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922]-[.C92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990" calcext:value-type="float">
            <text:p>27990</text:p>
          </table:table-cell>
          <table:table-cell office:value-type="float" office:value="349.396362" calcext:value-type="float">
            <text:p>349.39636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923]-[.C92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013" calcext:value-type="float">
            <text:p>28013</text:p>
          </table:table-cell>
          <table:table-cell office:value-type="float" office:value="349.445892" calcext:value-type="float">
            <text:p>349.445892</text:p>
          </table:table-cell>
          <table:table-cell office:value-type="float" office:value="349.6409" calcext:value-type="float">
            <text:p>349.6409</text:p>
          </table:table-cell>
          <table:table-cell office:value-type="float" office:value="12.333233" calcext:value-type="float">
            <text:p>12.333233</text:p>
          </table:table-cell>
          <table:table-cell table:formula="of:=[.C924]-[.C92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035" calcext:value-type="float">
            <text:p>28035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925]-[.C92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058" calcext:value-type="float">
            <text:p>28058</text:p>
          </table:table-cell>
          <table:table-cell office:value-type="float" office:value="349.43045" calcext:value-type="float">
            <text:p>349.4304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926]-[.C92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081" calcext:value-type="float">
            <text:p>28081</text:p>
          </table:table-cell>
          <table:table-cell office:value-type="float" office:value="349.464081" calcext:value-type="float">
            <text:p>349.464081</text:p>
          </table:table-cell>
          <table:table-cell office:value-type="float" office:value="349.713623" calcext:value-type="float">
            <text:p>349.713623</text:p>
          </table:table-cell>
          <table:table-cell office:value-type="float" office:value="12.335798" calcext:value-type="float">
            <text:p>12.335798</text:p>
          </table:table-cell>
          <table:table-cell table:formula="of:=[.C927]-[.C92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04" calcext:value-type="float">
            <text:p>28104</text:p>
          </table:table-cell>
          <table:table-cell office:value-type="float" office:value="349.483612" calcext:value-type="float">
            <text:p>349.48361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28]-[.C92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27" calcext:value-type="float">
            <text:p>2812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929]-[.C92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49" calcext:value-type="float">
            <text:p>28149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930]-[.C92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172" calcext:value-type="float">
            <text:p>28172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931]-[.C93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195" calcext:value-type="float">
            <text:p>28195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32]-[.C9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218" calcext:value-type="float">
            <text:p>28218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33]-[.C93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240" calcext:value-type="float">
            <text:p>28240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34]-[.C93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263" calcext:value-type="float">
            <text:p>28263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935]-[.C93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286" calcext:value-type="float">
            <text:p>2828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36]-[.C93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309" calcext:value-type="float">
            <text:p>28309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937]-[.C93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331" calcext:value-type="float">
            <text:p>28331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38]-[.C93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354" calcext:value-type="float">
            <text:p>28354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939]-[.C93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377" calcext:value-type="float">
            <text:p>28377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940]-[.C93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00" calcext:value-type="float">
            <text:p>28400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941]-[.C9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22" calcext:value-type="float">
            <text:p>28422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942]-[.C94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445" calcext:value-type="float">
            <text:p>28445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943]-[.C94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68" calcext:value-type="float">
            <text:p>28468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44]-[.C94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491" calcext:value-type="float">
            <text:p>28491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945]-[.C9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514" calcext:value-type="float">
            <text:p>28514</text:p>
          </table:table-cell>
          <table:table-cell office:value-type="float" office:value="349.322296" calcext:value-type="float">
            <text:p>349.32229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946]-[.C94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536" calcext:value-type="float">
            <text:p>28536</text:p>
          </table:table-cell>
          <table:table-cell office:value-type="float" office:value="349.336792" calcext:value-type="float">
            <text:p>349.33679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947]-[.C94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559" calcext:value-type="float">
            <text:p>28559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48]-[.C94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582" calcext:value-type="float">
            <text:p>28582</text:p>
          </table:table-cell>
          <table:table-cell office:value-type="float" office:value="349.248657" calcext:value-type="float">
            <text:p>349.248657</text:p>
          </table:table-cell>
          <table:table-cell office:value-type="float" office:value="349.002258" calcext:value-type="float">
            <text:p>349.002258</text:p>
          </table:table-cell>
          <table:table-cell office:value-type="float" office:value="12.310705" calcext:value-type="float">
            <text:p>12.310705</text:p>
          </table:table-cell>
          <table:table-cell table:formula="of:=[.C949]-[.C94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05" calcext:value-type="float">
            <text:p>28605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50]-[.C94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27" calcext:value-type="float">
            <text:p>2862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51]-[.C95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650" calcext:value-type="float">
            <text:p>28650</text:p>
          </table:table-cell>
          <table:table-cell office:value-type="float" office:value="349.232239" calcext:value-type="float">
            <text:p>349.23223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52]-[.C95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73" calcext:value-type="float">
            <text:p>28673</text:p>
          </table:table-cell>
          <table:table-cell office:value-type="float" office:value="349.201782" calcext:value-type="float">
            <text:p>349.201782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953]-[.C95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696" calcext:value-type="float">
            <text:p>2869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954]-[.C95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718" calcext:value-type="float">
            <text:p>28718</text:p>
          </table:table-cell>
          <table:table-cell office:value-type="float" office:value="349.280884" calcext:value-type="float">
            <text:p>349.28088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955]-[.C95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741" calcext:value-type="float">
            <text:p>28741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C956]-[.C95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764" calcext:value-type="float">
            <text:p>28764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57]-[.C95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787" calcext:value-type="float">
            <text:p>28787</text:p>
          </table:table-cell>
          <table:table-cell office:value-type="float" office:value="349.437256" calcext:value-type="float">
            <text:p>349.43725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958]-[.C95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810" calcext:value-type="float">
            <text:p>28810</text:p>
          </table:table-cell>
          <table:table-cell office:value-type="float" office:value="349.437744" calcext:value-type="float">
            <text:p>349.43774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959]-[.C95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832" calcext:value-type="float">
            <text:p>2883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60]-[.C959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855" calcext:value-type="float">
            <text:p>28855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61]-[.C96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878" calcext:value-type="float">
            <text:p>28878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962]-[.C96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01" calcext:value-type="float">
            <text:p>28901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271" calcext:value-type="float">
            <text:p>12.31271</text:p>
          </table:table-cell>
          <table:table-cell table:formula="of:=[.C963]-[.C96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23" calcext:value-type="float">
            <text:p>28923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964]-[.C96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946" calcext:value-type="float">
            <text:p>28946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965]-[.C96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69" calcext:value-type="float">
            <text:p>28969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966]-[.C96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8992" calcext:value-type="float">
            <text:p>28992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967]-[.C96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014" calcext:value-type="float">
            <text:p>29014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68]-[.C967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037" calcext:value-type="float">
            <text:p>29037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69]-[.C96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060" calcext:value-type="float">
            <text:p>29060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70]-[.C96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083" calcext:value-type="float">
            <text:p>2908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971]-[.C97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05" calcext:value-type="float">
            <text:p>29105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972]-[.C971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128" calcext:value-type="float">
            <text:p>29128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973]-[.C97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51" calcext:value-type="float">
            <text:p>29151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74]-[.C97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74" calcext:value-type="float">
            <text:p>29174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09984" calcext:value-type="float">
            <text:p>12.309984</text:p>
          </table:table-cell>
          <table:table-cell table:formula="of:=[.C975]-[.C97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197" calcext:value-type="float">
            <text:p>29197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976]-[.C97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219" calcext:value-type="float">
            <text:p>29219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977]-[.C976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242" calcext:value-type="float">
            <text:p>29242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978]-[.C97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265" calcext:value-type="float">
            <text:p>29265</text:p>
          </table:table-cell>
          <table:table-cell office:value-type="float" office:value="349.210022" calcext:value-type="float">
            <text:p>349.210022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979]-[.C978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288" calcext:value-type="float">
            <text:p>29288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980]-[.C97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310" calcext:value-type="float">
            <text:p>29310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981]-[.C98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333" calcext:value-type="float">
            <text:p>29333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82]-[.C98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356" calcext:value-type="float">
            <text:p>29356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983]-[.C98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379" calcext:value-type="float">
            <text:p>29379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984]-[.C983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01" calcext:value-type="float">
            <text:p>29401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85]-[.C984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424" calcext:value-type="float">
            <text:p>29424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986]-[.C985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47" calcext:value-type="float">
            <text:p>29447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987]-[.C986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70" calcext:value-type="float">
            <text:p>29470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988]-[.C987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492" calcext:value-type="float">
            <text:p>29492</text:p>
          </table:table-cell>
          <table:table-cell office:value-type="float" office:value="349.343597" calcext:value-type="float">
            <text:p>349.343597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989]-[.C988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515" calcext:value-type="float">
            <text:p>29515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990]-[.C989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538" calcext:value-type="float">
            <text:p>29538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91]-[.C99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561" calcext:value-type="float">
            <text:p>29561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92]-[.C99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584" calcext:value-type="float">
            <text:p>29584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93]-[.C992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606" calcext:value-type="float">
            <text:p>29606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94]-[.C993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629" calcext:value-type="float">
            <text:p>29629</text:p>
          </table:table-cell>
          <table:table-cell office:value-type="float" office:value="349.178619" calcext:value-type="float">
            <text:p>349.178619</text:p>
          </table:table-cell>
          <table:table-cell office:value-type="float" office:value="348.909088" calcext:value-type="float">
            <text:p>348.909088</text:p>
          </table:table-cell>
          <table:table-cell office:value-type="float" office:value="12.307419" calcext:value-type="float">
            <text:p>12.307419</text:p>
          </table:table-cell>
          <table:table-cell table:formula="of:=[.C995]-[.C99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9652" calcext:value-type="float">
            <text:p>29652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996]-[.C995]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table:formula="of:=[.C997]-[.C996]" office:value-type="float" office:value="-29652" calcext:value-type="float">
            <text:p>-29652</text:p>
          </table:table-cell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21.76179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29:07.934594949</dc:date>
    <meta:editing-duration>PT46M29S</meta:editing-duration>
    <meta:editing-cycles>5</meta:editing-cycles>
    <meta:generator>LibreOffice/7.0.4.2$Linux_X86_64 LibreOffice_project/00$Build-2</meta:generator>
    <meta:document-statistic meta:table-count="1" meta:cell-count="50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757cm" svg:height="19.949cm" xlink:href=".." xlink:type="simple" chart:class="chart:line" chart:style-name="ch1">
        <chart:legend chart:legend-position="end" svg:x="30.905cm" svg:y="9.426cm" style:legend-expansion="high" chart:style-name="ch2"/>
        <chart:plot-area chart:style-name="ch3" table:cell-range-address="Sheet1.D1:Sheet1.E250" svg:x="0.675cm" svg:y="0.398cm" svg:width="29.555cm" svg:height="19.153cm">
          <chart:coordinate-region svg:x="1.773cm" svg:y="0.519cm" svg:width="28.457cm" svg:height="18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247711">
                <text:p>349.247711</text:p>
                <draw:g>
                  <svg:desc>Sheet1.D1:Sheet1.D250</svg:desc>
                </draw:g>
              </table:table-cell>
              <table:table-cell office:value-type="float" office:value="349.288635">
                <text:p>349.288635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26593">
                <text:p>349.26593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235443">
                <text:p>349.235443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270447">
                <text:p>349.270447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346375">
                <text:p>349.346375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85925">
                <text:p>349.385925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83636">
                <text:p>349.383636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369537">
                <text:p>349.369537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290466">
                <text:p>349.290466</text:p>
              </table:table-cell>
              <table:table-cell office:value-type="float" office:value="349.040924">
                <text:p>349.040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271362">
                <text:p>349.271362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255005">
                <text:p>349.25500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268158">
                <text:p>349.268158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243622">
                <text:p>349.243622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280457">
                <text:p>349.280457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294525">
                <text:p>349.294525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269104">
                <text:p>349.269104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279114">
                <text:p>349.279114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268616">
                <text:p>349.268616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22998">
                <text:p>349.22998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198181">
                <text:p>349.198181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200012">
                <text:p>349.20001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223175">
                <text:p>349.223175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297272">
                <text:p>349.297272</text:p>
              </table:table-cell>
              <table:table-cell office:value-type="float" office:value="349.543182">
                <text:p>349.543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323181">
                <text:p>349.323181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308167">
                <text:p>349.308167</text:p>
              </table:table-cell>
              <table:table-cell office:value-type="float" office:value="349.090912">
                <text:p>349.090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274567">
                <text:p>349.274567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192291">
                <text:p>349.192291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177307">
                <text:p>349.177307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22821">
                <text:p>349.22821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243622">
                <text:p>349.243622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25592">
                <text:p>349.2559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270447">
                <text:p>349.270447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10455">
                <text:p>349.310455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262726">
                <text:p>349.262726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327271">
                <text:p>349.327271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312714">
                <text:p>349.312714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20892">
                <text:p>349.320892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324097">
                <text:p>349.32409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75">
                <text:p>349.375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289551">
                <text:p>349.289551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291351">
                <text:p>349.291351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09509">
                <text:p>349.309509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284515">
                <text:p>349.284515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281799">
                <text:p>349.281799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14056">
                <text:p>349.314056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294525">
                <text:p>349.294525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228607">
                <text:p>349.228607</text:p>
              </table:table-cell>
              <table:table-cell office:value-type="float" office:value="349.086365">
                <text:p>349.086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211823">
                <text:p>349.211823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220459">
                <text:p>349.220459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254059">
                <text:p>349.254059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332703">
                <text:p>349.332703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379974">
                <text:p>349.37997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403625">
                <text:p>349.403625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338196">
                <text:p>349.338196</text:p>
              </table:table-cell>
              <table:table-cell office:value-type="float" office:value="349.063629">
                <text:p>349.063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296356">
                <text:p>349.296356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253632">
                <text:p>349.253632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231354">
                <text:p>349.231354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230896">
                <text:p>349.230896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245422">
                <text:p>349.245422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223175">
                <text:p>349.223175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211365">
                <text:p>349.211365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232727">
                <text:p>349.232727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233215">
                <text:p>349.233215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278198">
                <text:p>349.278198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308624">
                <text:p>349.308624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274109">
                <text:p>349.274109</text:p>
              </table:table-cell>
              <table:table-cell office:value-type="float" office:value="349.100006">
                <text:p>349.10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274994">
                <text:p>349.27499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286804">
                <text:p>349.286804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299561">
                <text:p>349.299561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43201">
                <text:p>349.343201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39682">
                <text:p>349.39682</text:p>
              </table:table-cell>
              <table:table-cell office:value-type="float" office:value="349.590912">
                <text:p>349.590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408173">
                <text:p>349.408173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353638">
                <text:p>349.353638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375458">
                <text:p>349.375458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369568">
                <text:p>349.369568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27774">
                <text:p>349.27774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289093">
                <text:p>349.289093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302277">
                <text:p>349.302277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03162">
                <text:p>349.303162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39081">
                <text:p>349.339081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350464">
                <text:p>349.350464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78174">
                <text:p>349.378174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417297">
                <text:p>349.417297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43866">
                <text:p>349.43866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424561">
                <text:p>349.424561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415924">
                <text:p>349.415924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347748">
                <text:p>349.347748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375">
                <text:p>349.375</text:p>
              </table:table-cell>
              <table:table-cell office:value-type="float" office:value="349.586365">
                <text:p>349.586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360901">
                <text:p>349.360901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381348">
                <text:p>349.381348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64563">
                <text:p>349.364563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288177">
                <text:p>349.288177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277283">
                <text:p>349.277283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213623">
                <text:p>349.213623</text:p>
              </table:table-cell>
              <table:table-cell office:value-type="float" office:value="349.036377">
                <text:p>349.0363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199066">
                <text:p>349.199066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179108">
                <text:p>349.179108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244995">
                <text:p>349.244995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218628">
                <text:p>349.218628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283173">
                <text:p>349.283173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300934">
                <text:p>349.300934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305481">
                <text:p>349.305481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286804">
                <text:p>349.286804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243164">
                <text:p>349.243164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195007">
                <text:p>349.195007</text:p>
              </table:table-cell>
              <table:table-cell office:value-type="float" office:value="349.006805">
                <text:p>349.006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13501">
                <text:p>349.13501</text:p>
              </table:table-cell>
              <table:table-cell office:value-type="float" office:value="349.077271">
                <text:p>349.077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147278">
                <text:p>349.147278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178162">
                <text:p>349.178162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210876">
                <text:p>349.210876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256805">
                <text:p>349.256805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275452">
                <text:p>349.275452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281372">
                <text:p>349.281372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285004">
                <text:p>349.28500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278198">
                <text:p>349.278198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595459">
                <text:p>349.595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82721">
                <text:p>349.382721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354553">
                <text:p>349.354553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358215">
                <text:p>349.358215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295013">
                <text:p>349.295013</text:p>
              </table:table-cell>
              <table:table-cell office:value-type="float" office:value="349.03183">
                <text:p>349.03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221832">
                <text:p>349.221832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158203">
                <text:p>349.158203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165466">
                <text:p>349.165466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199554">
                <text:p>349.199554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260437">
                <text:p>349.260437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399078">
                <text:p>349.399078</text:p>
              </table:table-cell>
              <table:table-cell office:value-type="float" office:value="349.588623">
                <text:p>349.5886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404541">
                <text:p>349.404541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405457">
                <text:p>349.405457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403168">
                <text:p>349.403168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374084">
                <text:p>349.374084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309082">
                <text:p>349.309082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71826">
                <text:p>349.371826</text:p>
              </table:table-cell>
              <table:table-cell office:value-type="float" office:value="349.559082">
                <text:p>349.5590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065918">
                <text:p>349.0659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285919">
                <text:p>349.285919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349091">
                <text:p>349.349091</text:p>
              </table:table-cell>
              <table:table-cell office:value-type="float" office:value="349.579559">
                <text:p>349.5795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272736">
                <text:p>349.272736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248657">
                <text:p>349.248657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298645">
                <text:p>349.298645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280457">
                <text:p>349.280457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205902">
                <text:p>349.205902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243652">
                <text:p>349.243652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253632">
                <text:p>349.253632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292297">
                <text:p>349.292297</text:p>
              </table:table-cell>
              <table:table-cell office:value-type="float" office:value="349.509094">
                <text:p>349.509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310486">
                <text:p>349.310486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354065">
                <text:p>349.354065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345001">
                <text:p>349.345001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30954">
                <text:p>349.30954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320007">
                <text:p>349.320007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31546">
                <text:p>349.31546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333618">
                <text:p>349.333618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372742">
                <text:p>349.372742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341827">
                <text:p>349.341827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310913">
                <text:p>349.310913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284088">
                <text:p>349.284088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199066">
                <text:p>349.199066</text:p>
              </table:table-cell>
              <table:table-cell office:value-type="float" office:value="348.96817">
                <text:p>348.96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204529">
                <text:p>349.204529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266357">
                <text:p>349.266357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383636">
                <text:p>349.383636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481384">
                <text:p>349.481384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465454">
                <text:p>349.465454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429993">
                <text:p>349.429993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405457">
                <text:p>349.40545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421387">
                <text:p>349.421387</text:p>
              </table:table-cell>
              <table:table-cell office:value-type="float" office:value="349.581818">
                <text:p>349.5818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397705">
                <text:p>349.397705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423187">
                <text:p>349.423187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444519">
                <text:p>349.444519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471832">
                <text:p>349.471832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425446">
                <text:p>349.425446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433655">
                <text:p>349.433655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404968">
                <text:p>349.404968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389069">
                <text:p>349.389069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319519">
                <text:p>349.319519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316833">
                <text:p>349.316833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29364">
                <text:p>349.29364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321381">
                <text:p>349.321381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304108">
                <text:p>349.304108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338654">
                <text:p>349.338654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339081">
                <text:p>349.33908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361389">
                <text:p>349.361389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382263">
                <text:p>349.382263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39682">
                <text:p>349.39682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389984">
                <text:p>349.389984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392731">
                <text:p>349.392731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420929">
                <text:p>349.420929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438202">
                <text:p>349.438202</text:p>
              </table:table-cell>
              <table:table-cell office:value-type="float" office:value="349.53183">
                <text:p>349.531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461365">
                <text:p>349.461365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503632">
                <text:p>349.503632</text:p>
              </table:table-cell>
              <table:table-cell office:value-type="float" office:value="349.584076">
                <text:p>349.584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459991">
                <text:p>349.459991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411804">
                <text:p>349.411804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394104">
                <text:p>349.394104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328613">
                <text:p>349.328613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281342">
                <text:p>349.281342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325012">
                <text:p>349.325012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352234">
                <text:p>349.352234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313629">
                <text:p>349.313629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32135">
                <text:p>349.32135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313629">
                <text:p>349.313629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301361">
                <text:p>349.301361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28775">
                <text:p>349.28775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263672">
                <text:p>349.263672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274109">
                <text:p>349.274109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332733">
                <text:p>349.332733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391388">
                <text:p>349.391388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447754">
                <text:p>349.447754</text:p>
              </table:table-cell>
              <table:table-cell office:value-type="float" office:value="349.618195">
                <text:p>349.6181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425476">
                <text:p>349.425476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346375">
                <text:p>349.346375</text:p>
              </table:table-cell>
              <table:table-cell office:value-type="float" office:value="348.986359">
                <text:p>348.9863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272705">
                <text:p>349.272705</text:p>
              </table:table-cell>
              <table:table-cell office:value-type="float" office:value="349.049988">
                <text:p>349.049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259521">
                <text:p>349.259521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212738">
                <text:p>349.212738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239105">
                <text:p>349.239105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275482">
                <text:p>349.275482</text:p>
              </table:table-cell>
              <table:table-cell office:value-type="float" office:value="349.168182">
                <text:p>349.1681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297302">
                <text:p>349.297302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251343">
                <text:p>349.251343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195007">
                <text:p>349.195007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144989">
                <text:p>349.144989</text:p>
              </table:table-cell>
              <table:table-cell office:value-type="float" office:value="349.115906">
                <text:p>349.1159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169983">
                <text:p>349.169983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199554">
                <text:p>349.199554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266357">
                <text:p>349.266357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295013">
                <text:p>349.295013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368225">
                <text:p>349.368225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412292">
                <text:p>349.412292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39502">
                <text:p>349.39502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373199">
                <text:p>349.37319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403625">
                <text:p>349.403625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260895">
                <text:p>349.260895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274963">
                <text:p>349.274963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265015">
                <text:p>349.265015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303192">
                <text:p>349.303192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375">
                <text:p>349.375</text:p>
              </table:table-cell>
              <table:table-cell office:value-type="float" office:value="349.493195">
                <text:p>349.49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